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page" style:column-width="3.175cm"/>
    </style:style>
    <style:style style:name="co9" style:family="table-column">
      <style:table-column-properties fo:break-before="auto" style:column-width="3.254375cm" style:use-optimal-column-width="true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T_202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9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993" table:default-cell-style-name="ce1"/>
        <table:table-column table:style-name="co12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Setembr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60394.93" table:style-name="ce14">
            <text:p><text:s/>160.394,93<text:s/></text:p>
          </table:table-cell>
          <table:table-cell office:value-type="float" office:value="443969.79" table:style-name="ce14">
            <text:p><text:s/>443.969,79<text:s/></text:p>
          </table:table-cell>
          <table:table-cell office:value-type="float" office:value="79362716.650000006" table:style-name="ce14">
            <text:p><text:s/>79.362.716,65<text:s/></text:p>
          </table:table-cell>
          <table:table-cell office:value-type="float" office:value="446.54" table:style-name="ce14">
            <text:p><text:s/>446,54<text:s/></text:p>
          </table:table-cell>
          <table:table-cell office:value-type="float" office:value="121156686.13" table:style-name="ce14">
            <text:p><text:s/>121.156.686,13<text:s/></text:p>
          </table:table-cell>
          <table:table-cell office:value-type="float" office:value="73718609.359999999" table:style-name="ce14">
            <text:p><text:s/>73.718.609,36<text:s/></text:p>
          </table:table-cell>
          <table:table-cell office:value-type="float" office:value="2655772.62" table:style-name="ce14">
            <text:p><text:s/>2.655.772,62<text:s/></text:p>
          </table:table-cell>
          <table:table-cell office:value-type="float" office:value="192340394.56999999" table:style-name="ce14">
            <text:p><text:s/>192.340.394,57<text:s/></text:p>
          </table:table-cell>
          <table:table-cell office:value-type="float" office:value="26586610.829999998" table:style-name="ce14">
            <text:p><text:s/>26.586.610,83<text:s/></text:p>
          </table:table-cell>
          <table:table-cell office:value-type="float" office:value="2155251.84" table:style-name="ce14">
            <text:p><text:s/>2.155.251,84<text:s/></text:p>
          </table:table-cell>
          <table:table-cell office:value-type="float" office:value="179186888.38999999" table:style-name="ce14">
            <text:p><text:s/>179.186.888,39<text:s/></text:p>
          </table:table-cell>
          <table:table-cell office:value-type="float" office:value="60807.58" table:style-name="ce14">
            <text:p><text:s/>60.807,58<text:s/></text:p>
          </table:table-cell>
          <table:table-cell office:value-type="float" office:value="1677208.97" table:style-name="ce14">
            <text:p><text:s/>1.677.208,97<text:s/></text:p>
          </table:table-cell>
          <table:table-cell office:value-type="float" office:value="10908829.85" table:style-name="ce14">
            <text:p><text:s/>10.908.829,85<text:s/></text:p>
          </table:table-cell>
          <table:table-cell office:value-type="float" office:value="8913893.0299999993" table:style-name="ce14">
            <text:p><text:s/>8.913.893,03<text:s/></text:p>
          </table:table-cell>
          <table:table-cell office:value-type="float" office:value="102013061.22" table:style-name="ce14">
            <text:p><text:s/>102.013.061,22<text:s/></text:p>
          </table:table-cell>
          <table:table-cell office:value-type="float" office:value="4108.97" table:style-name="ce14">
            <text:p><text:s/>4.108,97<text:s/></text:p>
          </table:table-cell>
          <table:table-cell office:value-type="float" office:value="330526478.06999999" table:style-name="ce14">
            <text:p><text:s/>330.526.478,07<text:s/></text:p>
          </table:table-cell>
          <table:table-cell office:value-type="float" office:value="232891191.34999999" table:style-name="ce14">
            <text:p><text:s/>232.891.191,35<text:s/></text:p>
          </table:table-cell>
          <table:table-cell office:value-type="float" office:value="921825.67" table:style-name="ce14">
            <text:p><text:s/>921.825,67<text:s/></text:p>
          </table:table-cell>
          <table:table-cell office:value-type="float" office:value="40645.42" table:style-name="ce14">
            <text:p><text:s/>40.645,42<text:s/></text:p>
          </table:table-cell>
          <table:table-cell office:value-type="float" office:value="11889.4" table:style-name="ce14">
            <text:p><text:s/>11.889,40<text:s/></text:p>
          </table:table-cell>
          <table:table-cell office:value-type="float" office:value="117451778.09999999" table:style-name="ce14">
            <text:p><text:s/>117.451.778,10<text:s/></text:p>
          </table:table-cell>
          <table:table-cell office:value-type="float" office:value="708545851.74000001" table:style-name="ce14">
            <text:p><text:s/>708.545.851,74<text:s/></text:p>
          </table:table-cell>
          <table:table-cell office:value-type="float" office:value="329892.33" table:style-name="ce14">
            <text:p><text:s/>329.892,33<text:s/></text:p>
          </table:table-cell>
          <table:table-cell office:value-type="float" office:value="1813895250.8" table:style-name="ce14">
            <text:p><text:s/>1.813.895.250,80<text:s/></text:p>
          </table:table-cell>
          <table:table-cell office:value-type="float" office:value="135.25" table:style-name="ce14">
            <text:p><text:s/>135,25<text:s/></text:p>
          </table:table-cell>
          <table:table-cell office:value-type="float" office:value="4005960589.4000006" table:style-name="ce15">
            <text:p><text:s/>4.005.960.589,4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0" table:style-name="ce16">
            <text:p><text:s/>10,00<text:s/></text:p>
          </table:table-cell>
          <table:table-cell office:value-type="float" office:value="1682.11" table:style-name="ce16">
            <text:p><text:s/>1.682,11<text:s/></text:p>
          </table:table-cell>
          <table:table-cell office:value-type="float" office:value="-2.86" table:style-name="ce16">
            <text:p>-2,8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087.12" table:style-name="ce16">
            <text:p><text:s/>3.087,12<text:s/></text:p>
          </table:table-cell>
          <table:table-cell office:value-type="float" office:value="101.53" table:style-name="ce16">
            <text:p><text:s/>101,53<text:s/></text:p>
          </table:table-cell>
          <table:table-cell office:value-type="float" office:value="43.88" table:style-name="ce16">
            <text:p><text:s/>43,88<text:s/></text:p>
          </table:table-cell>
          <table:table-cell office:value-type="float" office:value="521.39" table:style-name="ce16">
            <text:p><text:s/>521,39<text:s/></text:p>
          </table:table-cell>
          <table:table-cell office:value-type="float" office:value="26966.61" table:style-name="ce16">
            <text:p><text:s/>26.966,61<text:s/></text:p>
          </table:table-cell>
          <table:table-cell office:value-type="float" office:value="15483.89" table:style-name="ce16">
            <text:p><text:s/>15.483,89<text:s/></text:p>
          </table:table-cell>
          <table:table-cell office:value-type="float" office:value="10435.92" table:style-name="ce16">
            <text:p><text:s/>10.435,92<text:s/></text:p>
          </table:table-cell>
          <table:table-cell office:value-type="float" office:value="1045.71" table:style-name="ce16">
            <text:p><text:s/>1.045,71<text:s/></text:p>
          </table:table-cell>
          <table:table-cell office:value-type="float" office:value="5715.99" table:style-name="ce16">
            <text:p><text:s/>5.715,99<text:s/></text:p>
          </table:table-cell>
          <table:table-cell office:value-type="float" office:value="3743.61" table:style-name="ce16">
            <text:p><text:s/>3.743,61<text:s/></text:p>
          </table:table-cell>
          <table:table-cell office:value-type="float" office:value="-722.96" table:style-name="ce16">
            <text:p>-722,96<text:s/></text:p>
          </table:table-cell>
          <table:table-cell office:value-type="float" office:value="5580.46" table:style-name="ce16">
            <text:p><text:s/>5.580,46<text:s/></text:p>
          </table:table-cell>
          <table:table-cell office:value-type="float" office:value="145.91999999999999" table:style-name="ce16">
            <text:p><text:s/>145,92<text:s/></text:p>
          </table:table-cell>
          <table:table-cell office:value-type="float" office:value="24637.61" table:style-name="ce16">
            <text:p><text:s/>24.637,61<text:s/></text:p>
          </table:table-cell>
          <table:table-cell office:value-type="float" office:value="2840.62" table:style-name="ce16">
            <text:p><text:s/>2.840,62<text:s/></text:p>
          </table:table-cell>
          <table:table-cell office:value-type="float" office:value="83.75" table:style-name="ce16">
            <text:p><text:s/>83,75<text:s/></text:p>
          </table:table-cell>
          <table:table-cell office:value-type="float" office:value="192.43" table:style-name="ce16">
            <text:p><text:s/>192,43<text:s/></text:p>
          </table:table-cell>
          <table:table-cell office:value-type="float" office:value="294.62" table:style-name="ce16">
            <text:p><text:s/>294,62<text:s/></text:p>
          </table:table-cell>
          <table:table-cell office:value-type="float" office:value="28420.82" table:style-name="ce16">
            <text:p><text:s/>28.420,82<text:s/></text:p>
          </table:table-cell>
          <table:table-cell office:value-type="float" office:value="918.72" table:style-name="ce16">
            <text:p><text:s/>918,72<text:s/></text:p>
          </table:table-cell>
          <table:table-cell office:value-type="float" office:value="-1.24" table:style-name="ce16">
            <text:p>-1,24<text:s/></text:p>
          </table:table-cell>
          <table:table-cell office:value-type="float" office:value="392087.69" table:style-name="ce16">
            <text:p><text:s/>392.087,69<text:s/></text:p>
          </table:table-cell>
          <table:table-cell office:value-type="float" office:value="2823.54" table:style-name="ce16">
            <text:p><text:s/>2.823,54<text:s/></text:p>
          </table:table-cell>
          <table:table-cell office:value-type="float" office:value="526136.88" table:style-name="ce17">
            <text:p><text:s/>526.136,8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23326.62" table:style-name="ce16">
            <text:p><text:s/>423.326,62<text:s/></text:p>
          </table:table-cell>
          <table:table-cell office:value-type="float" office:value="6728939.0300000003" table:style-name="ce16">
            <text:p><text:s/>6.728.939,03<text:s/></text:p>
          </table:table-cell>
          <table:table-cell office:value-type="float" office:value="21965308.609999999" table:style-name="ce16">
            <text:p><text:s/>21.965.308,61<text:s/></text:p>
          </table:table-cell>
          <table:table-cell office:value-type="float" office:value="234573.68" table:style-name="ce16">
            <text:p><text:s/>234.573,68<text:s/></text:p>
          </table:table-cell>
          <table:table-cell office:value-type="float" office:value="166752875.25" table:style-name="ce16">
            <text:p><text:s/>166.752.875,25<text:s/></text:p>
          </table:table-cell>
          <table:table-cell office:value-type="float" office:value="66109304.210000001" table:style-name="ce16">
            <text:p><text:s/>66.109.304,21<text:s/></text:p>
          </table:table-cell>
          <table:table-cell office:value-type="float" office:value="7480322.6499999994" table:style-name="ce16">
            <text:p><text:s/>7.480.322,65<text:s/></text:p>
          </table:table-cell>
          <table:table-cell office:value-type="float" office:value="275780623.12" table:style-name="ce16">
            <text:p><text:s/>275.780.623,12<text:s/></text:p>
          </table:table-cell>
          <table:table-cell office:value-type="float" office:value="41981425.950000003" table:style-name="ce16">
            <text:p><text:s/>41.981.425,95<text:s/></text:p>
          </table:table-cell>
          <table:table-cell office:value-type="float" office:value="5267484.3499999996" table:style-name="ce16">
            <text:p><text:s/>5.267.484,35<text:s/></text:p>
          </table:table-cell>
          <table:table-cell office:value-type="float" office:value="680789386.71000004" table:style-name="ce16">
            <text:p><text:s/>680.789.386,71<text:s/></text:p>
          </table:table-cell>
          <table:table-cell office:value-type="float" office:value="7691559.4199999999" table:style-name="ce16">
            <text:p><text:s/>7.691.559,42<text:s/></text:p>
          </table:table-cell>
          <table:table-cell office:value-type="float" office:value="11235529.67" table:style-name="ce16">
            <text:p><text:s/>11.235.529,67<text:s/></text:p>
          </table:table-cell>
          <table:table-cell office:value-type="float" office:value="22955947.219999999" table:style-name="ce16">
            <text:p><text:s/>22.955.947,22<text:s/></text:p>
          </table:table-cell>
          <table:table-cell office:value-type="float" office:value="10088913.970000001" table:style-name="ce16">
            <text:p><text:s/>10.088.913,97<text:s/></text:p>
          </table:table-cell>
          <table:table-cell office:value-type="float" office:value="141596977.38" table:style-name="ce16">
            <text:p><text:s/>141.596.977,38<text:s/></text:p>
          </table:table-cell>
          <table:table-cell office:value-type="float" office:value="2991342.1" table:style-name="ce16">
            <text:p><text:s/>2.991.342,10<text:s/></text:p>
          </table:table-cell>
          <table:table-cell office:value-type="float" office:value="382091361.05000001" table:style-name="ce16">
            <text:p><text:s/>382.091.361,05<text:s/></text:p>
          </table:table-cell>
          <table:table-cell office:value-type="float" office:value="279962098.27999997" table:style-name="ce16">
            <text:p><text:s/>279.962.098,28<text:s/></text:p>
          </table:table-cell>
          <table:table-cell office:value-type="float" office:value="4017764" table:style-name="ce16">
            <text:p><text:s/>4.017.764,00<text:s/></text:p>
          </table:table-cell>
          <table:table-cell office:value-type="float" office:value="11913848.07" table:style-name="ce16">
            <text:p><text:s/>11.913.848,07<text:s/></text:p>
          </table:table-cell>
          <table:table-cell office:value-type="float" office:value="71255.59" table:style-name="ce16">
            <text:p><text:s/>71.255,59<text:s/></text:p>
          </table:table-cell>
          <table:table-cell office:value-type="float" office:value="510416881.56" table:style-name="ce16">
            <text:p><text:s/>510.416.881,56<text:s/></text:p>
          </table:table-cell>
          <table:table-cell office:value-type="float" office:value="666849091.84000003" table:style-name="ce16">
            <text:p><text:s/>666.849.091,84<text:s/></text:p>
          </table:table-cell>
          <table:table-cell office:value-type="float" office:value="8190419.0700000003" table:style-name="ce16">
            <text:p><text:s/>8.190.419,07<text:s/></text:p>
          </table:table-cell>
          <table:table-cell office:value-type="float" office:value="2335160325.4000001" table:style-name="ce16">
            <text:p><text:s/>2.335.160.325,40<text:s/></text:p>
          </table:table-cell>
          <table:table-cell office:value-type="float" office:value="1520203.79" table:style-name="ce16">
            <text:p><text:s/>1.520.203,79<text:s/></text:p>
          </table:table-cell>
          <table:table-cell office:value-type="float" office:value="5670267088.5900011" table:style-name="ce17">
            <text:p><text:s/>5.670.267.088,5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006.05" table:style-name="ce16">
            <text:p><text:s/>1.006,05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03434.49" table:style-name="ce16">
            <text:p><text:s/>103.434,49<text:s/></text:p>
          </table:table-cell>
          <table:table-cell office:value-type="float" office:value="10" table:style-name="ce16">
            <text:p><text:s/>10,00<text:s/></text:p>
          </table:table-cell>
          <table:table-cell office:value-type="float" office:value="360709663.81" table:style-name="ce16">
            <text:p><text:s/>360.709.663,8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60.66" table:style-name="ce16">
            <text:p><text:s/>360,66<text:s/></text:p>
          </table:table-cell>
          <table:table-cell office:value-type="float" office:value="2048958.18" table:style-name="ce16">
            <text:p><text:s/>2.048.958,1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33650656.26000001" table:style-name="ce16">
            <text:p><text:s/>133.650.656,26<text:s/></text:p>
          </table:table-cell>
          <table:table-cell office:value-type="float" office:value="2360.37" table:style-name="ce16">
            <text:p><text:s/>2.360,3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917241.51" table:style-name="ce16">
            <text:p><text:s/>917.241,5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97434012.02000004" table:style-name="ce17">
            <text:p><text:s/>497.434.012,0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74375.85" table:style-name="ce16">
            <text:p><text:s/>174.375,85<text:s/></text:p>
          </table:table-cell>
          <table:table-cell office:value-type="float" office:value="873413.9" table:style-name="ce16">
            <text:p><text:s/>873.413,90<text:s/></text:p>
          </table:table-cell>
          <table:table-cell office:value-type="float" office:value="2961441.07" table:style-name="ce16">
            <text:p><text:s/>2.961.441,07<text:s/></text:p>
          </table:table-cell>
          <table:table-cell office:value-type="float" office:value="243.85" table:style-name="ce16">
            <text:p><text:s/>243,85<text:s/></text:p>
          </table:table-cell>
          <table:table-cell office:value-type="float" office:value="17940832.219999999" table:style-name="ce16">
            <text:p><text:s/>17.940.832,22<text:s/></text:p>
          </table:table-cell>
          <table:table-cell office:value-type="float" office:value="10599090.67" table:style-name="ce16">
            <text:p><text:s/>10.599.090,67<text:s/></text:p>
          </table:table-cell>
          <table:table-cell office:value-type="float" office:value="1980029.71" table:style-name="ce16">
            <text:p><text:s/>1.980.029,71<text:s/></text:p>
          </table:table-cell>
          <table:table-cell office:value-type="float" office:value="2577118.98" table:style-name="ce16">
            <text:p><text:s/>2.577.118,98<text:s/></text:p>
          </table:table-cell>
          <table:table-cell office:value-type="float" office:value="6528137.9699999997" table:style-name="ce16">
            <text:p><text:s/>6.528.137,97<text:s/></text:p>
          </table:table-cell>
          <table:table-cell office:value-type="float" office:value="2947886.42" table:style-name="ce16">
            <text:p><text:s/>2.947.886,42<text:s/></text:p>
          </table:table-cell>
          <table:table-cell office:value-type="float" office:value="42283562.700000003" table:style-name="ce16">
            <text:p><text:s/>42.283.562,70<text:s/></text:p>
          </table:table-cell>
          <table:table-cell office:value-type="float" office:value="525183.59" table:style-name="ce16">
            <text:p><text:s/>525.183,59<text:s/></text:p>
          </table:table-cell>
          <table:table-cell office:value-type="float" office:value="5595725.6900000004" table:style-name="ce16">
            <text:p><text:s/>5.595.725,69<text:s/></text:p>
          </table:table-cell>
          <table:table-cell office:value-type="float" office:value="1904088.13" table:style-name="ce16">
            <text:p><text:s/>1.904.088,13<text:s/></text:p>
          </table:table-cell>
          <table:table-cell office:value-type="float" office:value="2895072.34" table:style-name="ce16">
            <text:p><text:s/>2.895.072,34<text:s/></text:p>
          </table:table-cell>
          <table:table-cell office:value-type="float" office:value="29753922.02" table:style-name="ce16">
            <text:p><text:s/>29.753.922,02<text:s/></text:p>
          </table:table-cell>
          <table:table-cell office:value-type="float" office:value="1551888.66" table:style-name="ce16">
            <text:p><text:s/>1.551.888,66<text:s/></text:p>
          </table:table-cell>
          <table:table-cell office:value-type="float" office:value="3685951.64" table:style-name="ce16">
            <text:p><text:s/>3.685.951,64<text:s/></text:p>
          </table:table-cell>
          <table:table-cell office:value-type="float" office:value="26529579.41" table:style-name="ce16">
            <text:p><text:s/>26.529.579,41<text:s/></text:p>
          </table:table-cell>
          <table:table-cell office:value-type="float" office:value="781765.92" table:style-name="ce16">
            <text:p><text:s/>781.765,92<text:s/></text:p>
          </table:table-cell>
          <table:table-cell office:value-type="float" office:value="184984.81" table:style-name="ce16">
            <text:p><text:s/>184.984,8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6694228.029999999" table:style-name="ce16">
            <text:p><text:s/>16.694.228,03<text:s/></text:p>
          </table:table-cell>
          <table:table-cell office:value-type="float" office:value="12875797.109999999" table:style-name="ce16">
            <text:p><text:s/>12.875.797,11<text:s/></text:p>
          </table:table-cell>
          <table:table-cell office:value-type="float" office:value="2732533.95" table:style-name="ce16">
            <text:p><text:s/>2.732.533,95<text:s/></text:p>
          </table:table-cell>
          <table:table-cell office:value-type="float" office:value="64942108.350000001" table:style-name="ce16">
            <text:p><text:s/>64.942.108,35<text:s/></text:p>
          </table:table-cell>
          <table:table-cell office:value-type="float" office:value="709349.24" table:style-name="ce16">
            <text:p><text:s/>709.349,24<text:s/></text:p>
          </table:table-cell>
          <table:table-cell office:value-type="float" office:value="260228312.22999999" table:style-name="ce17">
            <text:p><text:s/>260.228.312,2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9803.040000000001" table:style-name="ce16">
            <text:p><text:s/>39.803,0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980.24" table:style-name="ce16">
            <text:p><text:s/>1.980,2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908.03" table:style-name="ce16">
            <text:p><text:s/>4.908,03<text:s/></text:p>
          </table:table-cell>
          <table:table-cell office:value-type="float" office:value="8426719.3699999992" table:style-name="ce16">
            <text:p><text:s/>8.426.719,37<text:s/></text:p>
          </table:table-cell>
          <table:table-cell office:value-type="float" office:value="192977.86" table:style-name="ce16">
            <text:p><text:s/>192.977,8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385.47" table:style-name="ce16">
            <text:p><text:s/>6.385,47<text:s/></text:p>
          </table:table-cell>
          <table:table-cell office:value-type="float" office:value="6362.73" table:style-name="ce16">
            <text:p><text:s/>6.362,73<text:s/></text:p>
          </table:table-cell>
          <table:table-cell office:value-type="float" office:value="53082.54" table:style-name="ce16">
            <text:p><text:s/>53.082,54<text:s/></text:p>
          </table:table-cell>
          <table:table-cell office:value-type="float" office:value="11368.34" table:style-name="ce16">
            <text:p><text:s/>11.368,34<text:s/></text:p>
          </table:table-cell>
          <table:table-cell office:value-type="float" office:value="6208.92" table:style-name="ce16">
            <text:p><text:s/>6.208,92<text:s/></text:p>
          </table:table-cell>
          <table:table-cell office:value-type="float" office:value="7228250.5300000003" table:style-name="ce16">
            <text:p><text:s/>7.228.250,53<text:s/></text:p>
          </table:table-cell>
          <table:table-cell office:value-type="float" office:value="16560.07" table:style-name="ce16">
            <text:p><text:s/>16.560,07<text:s/></text:p>
          </table:table-cell>
          <table:table-cell office:value-type="float" office:value="58275836.039999999" table:style-name="ce16">
            <text:p><text:s/>58.275.836,04<text:s/></text:p>
          </table:table-cell>
          <table:table-cell office:value-type="float" office:value="13125331.380000001" table:style-name="ce16">
            <text:p><text:s/>13.125.331,38<text:s/></text:p>
          </table:table-cell>
          <table:table-cell office:value-type="float" office:value="5953.9" table:style-name="ce16">
            <text:p><text:s/>5.953,90<text:s/></text:p>
          </table:table-cell>
          <table:table-cell office:value-type="float" office:value="13291.64" table:style-name="ce16">
            <text:p><text:s/>13.291,6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34807.39000000001" table:style-name="ce16">
            <text:p><text:s/>134.807,39<text:s/></text:p>
          </table:table-cell>
          <table:table-cell office:value-type="float" office:value="24295490.960000001" table:style-name="ce16">
            <text:p><text:s/>24.295.490,96<text:s/></text:p>
          </table:table-cell>
          <table:table-cell office:value-type="float" office:value="9034.7900000000009" table:style-name="ce16">
            <text:p><text:s/>9.034,79<text:s/></text:p>
          </table:table-cell>
          <table:table-cell office:value-type="float" office:value="180744083.18000001" table:style-name="ce16">
            <text:p><text:s/>180.744.083,1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92598436.42000002" table:style-name="ce17">
            <text:p><text:s/>292.598.436,4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84388.2" table:style-name="ce16">
            <text:p><text:s/>184.388,20<text:s/></text:p>
          </table:table-cell>
          <table:table-cell office:value-type="float" office:value="918.23" table:style-name="ce16">
            <text:p><text:s/>918,23<text:s/></text:p>
          </table:table-cell>
          <table:table-cell office:value-type="float" office:value="11769956.289999999" table:style-name="ce16">
            <text:p><text:s/>11.769.956,29<text:s/></text:p>
          </table:table-cell>
          <table:table-cell office:value-type="float" office:value="439.08" table:style-name="ce16">
            <text:p><text:s/>439,08<text:s/></text:p>
          </table:table-cell>
          <table:table-cell office:value-type="float" office:value="70525739.900000006" table:style-name="ce16">
            <text:p><text:s/>70.525.739,90<text:s/></text:p>
          </table:table-cell>
          <table:table-cell office:value-type="float" office:value="32161865.920000002" table:style-name="ce16">
            <text:p><text:s/>32.161.865,92<text:s/></text:p>
          </table:table-cell>
          <table:table-cell office:value-type="float" office:value="577312.97" table:style-name="ce16">
            <text:p><text:s/>577.312,97<text:s/></text:p>
          </table:table-cell>
          <table:table-cell office:value-type="float" office:value="193695044.63" table:style-name="ce16">
            <text:p><text:s/>193.695.044,63<text:s/></text:p>
          </table:table-cell>
          <table:table-cell office:value-type="float" office:value="4674871.5999999996" table:style-name="ce16">
            <text:p><text:s/>4.674.871,60<text:s/></text:p>
          </table:table-cell>
          <table:table-cell office:value-type="float" office:value="975753.78" table:style-name="ce16">
            <text:p><text:s/>975.753,78<text:s/></text:p>
          </table:table-cell>
          <table:table-cell office:value-type="float" office:value="87355097.640000001" table:style-name="ce16">
            <text:p><text:s/>87.355.097,64<text:s/></text:p>
          </table:table-cell>
          <table:table-cell office:value-type="float" office:value="82957.45" table:style-name="ce16">
            <text:p><text:s/>82.957,45<text:s/></text:p>
          </table:table-cell>
          <table:table-cell office:value-type="float" office:value="953011.8" table:style-name="ce16">
            <text:p><text:s/>953.011,80<text:s/></text:p>
          </table:table-cell>
          <table:table-cell office:value-type="float" office:value="9068398.8100000005" table:style-name="ce16">
            <text:p><text:s/>9.068.398,81<text:s/></text:p>
          </table:table-cell>
          <table:table-cell office:value-type="float" office:value="2645184.0299999998" table:style-name="ce16">
            <text:p><text:s/>2.645.184,03<text:s/></text:p>
          </table:table-cell>
          <table:table-cell office:value-type="float" office:value="54077803.659999996" table:style-name="ce16">
            <text:p><text:s/>54.077.803,66<text:s/></text:p>
          </table:table-cell>
          <table:table-cell office:value-type="float" office:value="805.86" table:style-name="ce16">
            <text:p><text:s/>805,86<text:s/></text:p>
          </table:table-cell>
          <table:table-cell office:value-type="float" office:value="158984529.38999999" table:style-name="ce16">
            <text:p><text:s/>158.984.529,39<text:s/></text:p>
          </table:table-cell>
          <table:table-cell office:value-type="float" office:value="120364132.72" table:style-name="ce16">
            <text:p><text:s/>120.364.132,72<text:s/></text:p>
          </table:table-cell>
          <table:table-cell office:value-type="float" office:value="649094.84" table:style-name="ce16">
            <text:p><text:s/>649.094,84<text:s/></text:p>
          </table:table-cell>
          <table:table-cell office:value-type="float" office:value="12024.88" table:style-name="ce16">
            <text:p><text:s/>12.024,88<text:s/></text:p>
          </table:table-cell>
          <table:table-cell office:value-type="float" office:value="12968.03" table:style-name="ce16">
            <text:p><text:s/>12.968,03<text:s/></text:p>
          </table:table-cell>
          <table:table-cell office:value-type="float" office:value="157964994.19999999" table:style-name="ce16">
            <text:p><text:s/>157.964.994,20<text:s/></text:p>
          </table:table-cell>
          <table:table-cell office:value-type="float" office:value="370459430.42000002" table:style-name="ce16">
            <text:p><text:s/>370.459.430,4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68015839.49000001" table:style-name="ce16">
            <text:p><text:s/>768.015.839,4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045212563.8200002" table:style-name="ce17">
            <text:p><text:s/>2.045.212.563,82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64562.57" table:style-name="ce16">
            <text:p><text:s/>64.562,57<text:s/></text:p>
          </table:table-cell>
          <table:table-cell office:value-type="float" office:value="5854606.9000000004" table:style-name="ce16">
            <text:p><text:s/>5.854.606,90<text:s/></text:p>
          </table:table-cell>
          <table:table-cell office:value-type="float" office:value="7194108.209999999" table:style-name="ce16">
            <text:p><text:s/>7.194.108,21<text:s/></text:p>
          </table:table-cell>
          <table:table-cell office:value-type="float" office:value="233890.75" table:style-name="ce16">
            <text:p><text:s/>233.890,75<text:s/></text:p>
          </table:table-cell>
          <table:table-cell office:value-type="float" office:value="78283316.840000004" table:style-name="ce16">
            <text:p><text:s/>78.283.316,84<text:s/></text:p>
          </table:table-cell>
          <table:table-cell office:value-type="float" office:value="23348347.620000001" table:style-name="ce16">
            <text:p><text:s/>23.348.347,62<text:s/></text:p>
          </table:table-cell>
          <table:table-cell office:value-type="float" office:value="4918071.9399999995" table:style-name="ce16">
            <text:p><text:s/>4.918.071,94<text:s/></text:p>
          </table:table-cell>
          <table:table-cell office:value-type="float" office:value="71081740.140000001" table:style-name="ce16">
            <text:p><text:s/>71.081.740,14<text:s/></text:p>
          </table:table-cell>
          <table:table-cell office:value-type="float" office:value="30482004.030000001" table:style-name="ce16">
            <text:p><text:s/>30.482.004,03<text:s/></text:p>
          </table:table-cell>
          <table:table-cell office:value-type="float" office:value="1343834.1500000001" table:style-name="ce16">
            <text:p><text:s/>1.343.834,15<text:s/></text:p>
          </table:table-cell>
          <table:table-cell office:value-type="float" office:value="190434677.09" table:style-name="ce16">
            <text:p><text:s/>190.434.677,09<text:s/></text:p>
          </table:table-cell>
          <table:table-cell office:value-type="float" office:value="7077055.6500000004" table:style-name="ce16">
            <text:p><text:s/>7.077.055,65<text:s/></text:p>
          </table:table-cell>
          <table:table-cell office:value-type="float" office:value="4633709.6400000006" table:style-name="ce16">
            <text:p><text:s/>4.633.709,64<text:s/></text:p>
          </table:table-cell>
          <table:table-cell office:value-type="float" office:value="11972091.940000001" table:style-name="ce16">
            <text:p><text:s/>11.972.091,94<text:s/></text:p>
          </table:table-cell>
          <table:table-cell office:value-type="float" office:value="4542448.6800000006" table:style-name="ce16">
            <text:p><text:s/>4.542.448,68<text:s/></text:p>
          </table:table-cell>
          <table:table-cell office:value-type="float" office:value="50537001.170000002" table:style-name="ce16">
            <text:p><text:s/>50.537.001,17<text:s/></text:p>
          </table:table-cell>
          <table:table-cell office:value-type="float" office:value="1422087.51" table:style-name="ce16">
            <text:p><text:s/>1.422.087,51<text:s/></text:p>
          </table:table-cell>
          <table:table-cell office:value-type="float" office:value="161144683.31999999" table:style-name="ce16">
            <text:p><text:s/>161.144.683,32<text:s/></text:p>
          </table:table-cell>
          <table:table-cell office:value-type="float" office:value="117894096.58999999" table:style-name="ce16">
            <text:p><text:s/>117.894.096,59<text:s/></text:p>
          </table:table-cell>
          <table:table-cell office:value-type="float" office:value="2580949.34" table:style-name="ce16">
            <text:p><text:s/>2.580.949,34<text:s/></text:p>
          </table:table-cell>
          <table:table-cell office:value-type="float" office:value="11703226.050000001" table:style-name="ce16">
            <text:p><text:s/>11.703.226,05<text:s/></text:p>
          </table:table-cell>
          <table:table-cell office:value-type="float" office:value="58287.56" table:style-name="ce16">
            <text:p><text:s/>58.287,56<text:s/></text:p>
          </table:table-cell>
          <table:table-cell office:value-type="float" office:value="201972195.68000001" table:style-name="ce16">
            <text:p><text:s/>201.972.195,68<text:s/></text:p>
          </table:table-cell>
          <table:table-cell office:value-type="float" office:value="259216012.97999999" table:style-name="ce16">
            <text:p><text:s/>259.216.012,98<text:s/></text:p>
          </table:table-cell>
          <table:table-cell office:value-type="float" office:value="5448850.3300000001" table:style-name="ce16">
            <text:p><text:s/>5.448.850,33<text:s/></text:p>
          </table:table-cell>
          <table:table-cell office:value-type="float" office:value="1320541052.8700001" table:style-name="ce16">
            <text:p><text:s/>1.320.541.052,87<text:s/></text:p>
          </table:table-cell>
          <table:table-cell office:value-type="float" office:value="810854.55" table:style-name="ce16">
            <text:p><text:s/>810.854,55<text:s/></text:p>
          </table:table-cell>
          <table:table-cell office:value-type="float" office:value="2574793764.1000004" table:style-name="ce17">
            <text:p><text:s/>2.574.793.764,1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6004457.050000001" table:style-name="ce16">
            <text:p><text:s/>26.004.457,05<text:s/></text:p>
          </table:table-cell>
          <table:table-cell office:value-type="float" office:value="79887732.719999999" table:style-name="ce16">
            <text:p><text:s/>79.887.732,72<text:s/></text:p>
          </table:table-cell>
          <table:table-cell office:value-type="float" office:value="341525177" table:style-name="ce16">
            <text:p><text:s/>341.525.177,00<text:s/></text:p>
          </table:table-cell>
          <table:table-cell office:value-type="float" office:value="20931030.879999999" table:style-name="ce16">
            <text:p><text:s/>20.931.030,88<text:s/></text:p>
          </table:table-cell>
          <table:table-cell office:value-type="float" office:value="421342530.17000002" table:style-name="ce16">
            <text:p><text:s/>421.342.530,17<text:s/></text:p>
          </table:table-cell>
          <table:table-cell office:value-type="float" office:value="410881703.44999999" table:style-name="ce16">
            <text:p><text:s/>410.881.703,45<text:s/></text:p>
          </table:table-cell>
          <table:table-cell office:value-type="float" office:value="4478664748.3400002" table:style-name="ce16">
            <text:p><text:s/>4.478.664.748,34<text:s/></text:p>
          </table:table-cell>
          <table:table-cell office:value-type="float" office:value="284683929.10000002" table:style-name="ce16">
            <text:p><text:s/>284.683.929,10<text:s/></text:p>
          </table:table-cell>
          <table:table-cell office:value-type="float" office:value="384883634.85000002" table:style-name="ce16">
            <text:p><text:s/>384.883.634,85<text:s/></text:p>
          </table:table-cell>
          <table:table-cell office:value-type="float" office:value="126067411.27" table:style-name="ce16">
            <text:p><text:s/>126.067.411,27<text:s/></text:p>
          </table:table-cell>
          <table:table-cell office:value-type="float" office:value="1692561259.95" table:style-name="ce16">
            <text:p><text:s/>1.692.561.259,95<text:s/></text:p>
          </table:table-cell>
          <table:table-cell office:value-type="float" office:value="176125549.55000001" table:style-name="ce16">
            <text:p><text:s/>176.125.549,55<text:s/></text:p>
          </table:table-cell>
          <table:table-cell office:value-type="float" office:value="251660525.58000001" table:style-name="ce16">
            <text:p><text:s/>251.660.525,58<text:s/></text:p>
          </table:table-cell>
          <table:table-cell office:value-type="float" office:value="236377948.62" table:style-name="ce16">
            <text:p><text:s/>236.377.948,62<text:s/></text:p>
          </table:table-cell>
          <table:table-cell office:value-type="float" office:value="126518751.11" table:style-name="ce16">
            <text:p><text:s/>126.518.751,11<text:s/></text:p>
          </table:table-cell>
          <table:table-cell office:value-type="float" office:value="376249955.44999999" table:style-name="ce16">
            <text:p><text:s/>376.249.955,45<text:s/></text:p>
          </table:table-cell>
          <table:table-cell office:value-type="float" office:value="80868281.390000001" table:style-name="ce16">
            <text:p><text:s/>80.868.281,39<text:s/></text:p>
          </table:table-cell>
          <table:table-cell office:value-type="float" office:value="1272325529.4300001" table:style-name="ce16">
            <text:p><text:s/>1.272.325.529,43<text:s/></text:p>
          </table:table-cell>
          <table:table-cell office:value-type="float" office:value="6564800622.6899996" table:style-name="ce16">
            <text:p><text:s/>6.564.800.622,69<text:s/></text:p>
          </table:table-cell>
          <table:table-cell office:value-type="float" office:value="119028513.15000001" table:style-name="ce16">
            <text:p><text:s/>119.028.513,15<text:s/></text:p>
          </table:table-cell>
          <table:table-cell office:value-type="float" office:value="59998940.359999999" table:style-name="ce16">
            <text:p><text:s/>59.998.940,36<text:s/></text:p>
          </table:table-cell>
          <table:table-cell office:value-type="float" office:value="25319061.449999999" table:style-name="ce16">
            <text:p><text:s/>25.319.061,45<text:s/></text:p>
          </table:table-cell>
          <table:table-cell office:value-type="float" office:value="1312441083.1099999" table:style-name="ce16">
            <text:p><text:s/>1.312.441.083,11<text:s/></text:p>
          </table:table-cell>
          <table:table-cell office:value-type="float" office:value="878651456.00999999" table:style-name="ce16">
            <text:p><text:s/>878.651.456,01<text:s/></text:p>
          </table:table-cell>
          <table:table-cell office:value-type="float" office:value="86834599.060000002" table:style-name="ce16">
            <text:p><text:s/>86.834.599,06<text:s/></text:p>
          </table:table-cell>
          <table:table-cell office:value-type="float" office:value="12267165229.33" table:style-name="ce16">
            <text:p><text:s/>12.267.165.229,33<text:s/></text:p>
          </table:table-cell>
          <table:table-cell office:value-type="float" office:value="42610836" table:style-name="ce16">
            <text:p><text:s/>42.610.836,00<text:s/></text:p>
          </table:table-cell>
          <table:table-cell office:value-type="float" office:value="32144410497.070007" table:style-name="ce17">
            <text:p><text:s/>32.144.410.497,0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918385.7300000004" table:style-name="ce16">
            <text:p><text:s/>6.918.385,73<text:s/></text:p>
          </table:table-cell>
          <table:table-cell office:value-type="float" office:value="23942868.109999999" table:style-name="ce16">
            <text:p><text:s/>23.942.868,11<text:s/></text:p>
          </table:table-cell>
          <table:table-cell office:value-type="float" office:value="25111097.91" table:style-name="ce16">
            <text:p><text:s/>25.111.097,91<text:s/></text:p>
          </table:table-cell>
          <table:table-cell office:value-type="float" office:value="5409431.8200000003" table:style-name="ce16">
            <text:p><text:s/>5.409.431,82<text:s/></text:p>
          </table:table-cell>
          <table:table-cell office:value-type="float" office:value="96650315.409999996" table:style-name="ce16">
            <text:p><text:s/>96.650.315,41<text:s/></text:p>
          </table:table-cell>
          <table:table-cell office:value-type="float" office:value="88619434.719999999" table:style-name="ce16">
            <text:p><text:s/>88.619.434,72<text:s/></text:p>
          </table:table-cell>
          <table:table-cell office:value-type="float" office:value="76033125.489999995" table:style-name="ce16">
            <text:p><text:s/>76.033.125,49<text:s/></text:p>
          </table:table-cell>
          <table:table-cell office:value-type="float" office:value="44661561.829999998" table:style-name="ce16">
            <text:p><text:s/>44.661.561,83<text:s/></text:p>
          </table:table-cell>
          <table:table-cell office:value-type="float" office:value="84714772.780000001" table:style-name="ce16">
            <text:p><text:s/>84.714.772,78<text:s/></text:p>
          </table:table-cell>
          <table:table-cell office:value-type="float" office:value="34658207.969999999" table:style-name="ce16">
            <text:p><text:s/>34.658.207,97<text:s/></text:p>
          </table:table-cell>
          <table:table-cell office:value-type="float" office:value="291900008.97000003" table:style-name="ce16">
            <text:p><text:s/>291.900.008,97<text:s/></text:p>
          </table:table-cell>
          <table:table-cell office:value-type="float" office:value="51473136.649999999" table:style-name="ce16">
            <text:p><text:s/>51.473.136,65<text:s/></text:p>
          </table:table-cell>
          <table:table-cell office:value-type="float" office:value="55882685.369999997" table:style-name="ce16">
            <text:p><text:s/>55.882.685,37<text:s/></text:p>
          </table:table-cell>
          <table:table-cell office:value-type="float" office:value="41816702.920000002" table:style-name="ce16">
            <text:p><text:s/>41.816.702,92<text:s/></text:p>
          </table:table-cell>
          <table:table-cell office:value-type="float" office:value="33024445.02" table:style-name="ce16">
            <text:p><text:s/>33.024.445,02<text:s/></text:p>
          </table:table-cell>
          <table:table-cell office:value-type="float" office:value="72099443.5" table:style-name="ce16">
            <text:p><text:s/>72.099.443,50<text:s/></text:p>
          </table:table-cell>
          <table:table-cell office:value-type="float" office:value="22548070.510000002" table:style-name="ce16">
            <text:p><text:s/>22.548.070,51<text:s/></text:p>
          </table:table-cell>
          <table:table-cell office:value-type="float" office:value="183667886.55000001" table:style-name="ce16">
            <text:p><text:s/>183.667.886,55<text:s/></text:p>
          </table:table-cell>
          <table:table-cell office:value-type="float" office:value="525868711.68000001" table:style-name="ce16">
            <text:p><text:s/>525.868.711,68<text:s/></text:p>
          </table:table-cell>
          <table:table-cell office:value-type="float" office:value="30462628.010000002" table:style-name="ce16">
            <text:p><text:s/>30.462.628,01<text:s/></text:p>
          </table:table-cell>
          <table:table-cell office:value-type="float" office:value="16177809.880000001" table:style-name="ce16">
            <text:p><text:s/>16.177.809,88<text:s/></text:p>
          </table:table-cell>
          <table:table-cell office:value-type="float" office:value="6291992.5" table:style-name="ce16">
            <text:p><text:s/>6.291.992,50<text:s/></text:p>
          </table:table-cell>
          <table:table-cell office:value-type="float" office:value="245046130.11000001" table:style-name="ce16">
            <text:p><text:s/>245.046.130,11<text:s/></text:p>
          </table:table-cell>
          <table:table-cell office:value-type="float" office:value="157072782.49000001" table:style-name="ce16">
            <text:p><text:s/>157.072.782,49<text:s/></text:p>
          </table:table-cell>
          <table:table-cell office:value-type="float" office:value="25016010.780000001" table:style-name="ce16">
            <text:p><text:s/>25.016.010,78<text:s/></text:p>
          </table:table-cell>
          <table:table-cell office:value-type="float" office:value="1346432455.0899999" table:style-name="ce16">
            <text:p><text:s/>1.346.432.455,09<text:s/></text:p>
          </table:table-cell>
          <table:table-cell office:value-type="float" office:value="10311098.18" table:style-name="ce16">
            <text:p><text:s/>10.311.098,18<text:s/></text:p>
          </table:table-cell>
          <table:table-cell office:value-type="float" office:value="3601811199.98" table:style-name="ce17">
            <text:p><text:s/>3.601.811.199,9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718791.9399999995" table:style-name="ce16">
            <text:p><text:s/>9.718.791,94<text:s/></text:p>
          </table:table-cell>
          <table:table-cell office:value-type="float" office:value="22099077.030000001" table:style-name="ce16">
            <text:p><text:s/>22.099.077,03<text:s/></text:p>
          </table:table-cell>
          <table:table-cell office:value-type="float" office:value="204801720.44" table:style-name="ce16">
            <text:p><text:s/>204.801.720,44<text:s/></text:p>
          </table:table-cell>
          <table:table-cell office:value-type="float" office:value="10080507.99" table:style-name="ce16">
            <text:p><text:s/>10.080.507,99<text:s/></text:p>
          </table:table-cell>
          <table:table-cell office:value-type="float" office:value="154001543.03" table:style-name="ce16">
            <text:p><text:s/>154.001.543,03<text:s/></text:p>
          </table:table-cell>
          <table:table-cell office:value-type="float" office:value="127609916.38" table:style-name="ce16">
            <text:p><text:s/>127.609.916,38<text:s/></text:p>
          </table:table-cell>
          <table:table-cell office:value-type="float" office:value="717979633.94999993" table:style-name="ce16">
            <text:p><text:s/>717.979.633,95<text:s/></text:p>
          </table:table-cell>
          <table:table-cell office:value-type="float" office:value="118722324.34999999" table:style-name="ce16">
            <text:p><text:s/>118.722.324,35<text:s/></text:p>
          </table:table-cell>
          <table:table-cell office:value-type="float" office:value="162454902.84999999" table:style-name="ce16">
            <text:p><text:s/>162.454.902,85<text:s/></text:p>
          </table:table-cell>
          <table:table-cell office:value-type="float" office:value="46024613.299999997" table:style-name="ce16">
            <text:p><text:s/>46.024.613,30<text:s/></text:p>
          </table:table-cell>
          <table:table-cell office:value-type="float" office:value="841321004.33000004" table:style-name="ce16">
            <text:p><text:s/>841.321.004,33<text:s/></text:p>
          </table:table-cell>
          <table:table-cell office:value-type="float" office:value="63290917.729999997" table:style-name="ce16">
            <text:p><text:s/>63.290.917,73<text:s/></text:p>
          </table:table-cell>
          <table:table-cell office:value-type="float" office:value="105472499.91" table:style-name="ce16">
            <text:p><text:s/>105.472.499,91<text:s/></text:p>
          </table:table-cell>
          <table:table-cell office:value-type="float" office:value="109045837.16" table:style-name="ce16">
            <text:p><text:s/>109.045.837,16<text:s/></text:p>
          </table:table-cell>
          <table:table-cell office:value-type="float" office:value="35924989.240000002" table:style-name="ce16">
            <text:p><text:s/>35.924.989,24<text:s/></text:p>
          </table:table-cell>
          <table:table-cell office:value-type="float" office:value="136367999.75999999" table:style-name="ce16">
            <text:p><text:s/>136.367.999,76<text:s/></text:p>
          </table:table-cell>
          <table:table-cell office:value-type="float" office:value="28685593.030000001" table:style-name="ce16">
            <text:p><text:s/>28.685.593,03<text:s/></text:p>
          </table:table-cell>
          <table:table-cell office:value-type="float" office:value="662243988.14999998" table:style-name="ce16">
            <text:p><text:s/>662.243.988,15<text:s/></text:p>
          </table:table-cell>
          <table:table-cell office:value-type="float" office:value="3576839710.5100002" table:style-name="ce16">
            <text:p><text:s/>3.576.839.710,51<text:s/></text:p>
          </table:table-cell>
          <table:table-cell office:value-type="float" office:value="39021794.060000002" table:style-name="ce16">
            <text:p><text:s/>39.021.794,06<text:s/></text:p>
          </table:table-cell>
          <table:table-cell office:value-type="float" office:value="20782558.670000002" table:style-name="ce16">
            <text:p><text:s/>20.782.558,67<text:s/></text:p>
          </table:table-cell>
          <table:table-cell office:value-type="float" office:value="9852205.0999999996" table:style-name="ce16">
            <text:p><text:s/>9.852.205,10<text:s/></text:p>
          </table:table-cell>
          <table:table-cell office:value-type="float" office:value="544206572.80999994" table:style-name="ce16">
            <text:p><text:s/>544.206.572,81<text:s/></text:p>
          </table:table-cell>
          <table:table-cell office:value-type="float" office:value="393222566.75" table:style-name="ce16">
            <text:p><text:s/>393.222.566,75<text:s/></text:p>
          </table:table-cell>
          <table:table-cell office:value-type="float" office:value="27403567.510000002" table:style-name="ce16">
            <text:p><text:s/>27.403.567,51<text:s/></text:p>
          </table:table-cell>
          <table:table-cell office:value-type="float" office:value="4239353558.0999999" table:style-name="ce16">
            <text:p><text:s/>4.239.353.558,10<text:s/></text:p>
          </table:table-cell>
          <table:table-cell office:value-type="float" office:value="18519084.640000001" table:style-name="ce16">
            <text:p><text:s/>18.519.084,64<text:s/></text:p>
          </table:table-cell>
          <table:table-cell office:value-type="float" office:value="12425047478.720001" table:style-name="ce17">
            <text:p><text:s/>12.425.047.478,7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7082.72" table:style-name="ce16">
            <text:p><text:s/>7.082,7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87527.61" table:style-name="ce16">
            <text:p><text:s/>287.527,6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105681.1200000001" table:style-name="ce16">
            <text:p><text:s/>1.105.681,12<text:s/></text:p>
          </table:table-cell>
          <table:table-cell office:value-type="float" office:value="23427985.809999999" table:style-name="ce16">
            <text:p><text:s/>23.427.985,81<text:s/></text:p>
          </table:table-cell>
          <table:table-cell office:value-type="float" office:value="307279158.51999998" table:style-name="ce16">
            <text:p><text:s/>307.279.158,52<text:s/></text:p>
          </table:table-cell>
          <table:table-cell office:value-type="float" office:value="6785192.7000000002" table:style-name="ce16">
            <text:p><text:s/>6.785.192,70<text:s/></text:p>
          </table:table-cell>
          <table:table-cell office:value-type="float" office:value="704979.76" table:style-name="ce16">
            <text:p><text:s/>704.979,76<text:s/></text:p>
          </table:table-cell>
          <table:table-cell office:value-type="float" office:value="496.68" table:style-name="ce16">
            <text:p><text:s/>496,68<text:s/></text:p>
          </table:table-cell>
          <table:table-cell office:value-type="float" office:value="100634736.88" table:style-name="ce16">
            <text:p><text:s/>100.634.736,88<text:s/></text:p>
          </table:table-cell>
          <table:table-cell office:value-type="float" office:value="17034.8" table:style-name="ce16">
            <text:p><text:s/>17.034,80<text:s/></text:p>
          </table:table-cell>
          <table:table-cell office:value-type="float" office:value="822822.51" table:style-name="ce16">
            <text:p><text:s/>822.822,51<text:s/></text:p>
          </table:table-cell>
          <table:table-cell office:value-type="float" office:value="19515198.859999999" table:style-name="ce16">
            <text:p><text:s/>19.515.198,86<text:s/></text:p>
          </table:table-cell>
          <table:table-cell office:value-type="float" office:value="621.84" table:style-name="ce16">
            <text:p><text:s/>621,84<text:s/></text:p>
          </table:table-cell>
          <table:table-cell office:value-type="float" office:value="89229.7" table:style-name="ce16">
            <text:p><text:s/>89.229,7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6839690.719999999" table:style-name="ce16">
            <text:p><text:s/>16.839.690,72<text:s/></text:p>
          </table:table-cell>
          <table:table-cell office:value-type="float" office:value="127831809.61" table:style-name="ce16">
            <text:p><text:s/>127.831.809,61<text:s/></text:p>
          </table:table-cell>
          <table:table-cell office:value-type="float" office:value="17154.599999999999" table:style-name="ce16">
            <text:p><text:s/>17.154,60<text:s/></text:p>
          </table:table-cell>
          <table:table-cell office:value-type="float" office:value="210245.19" table:style-name="ce16">
            <text:p><text:s/>210.245,19<text:s/></text:p>
          </table:table-cell>
          <table:table-cell office:value-type="float" office:value="964.82" table:style-name="ce16">
            <text:p><text:s/>964,82<text:s/></text:p>
          </table:table-cell>
          <table:table-cell office:value-type="float" office:value="37024013.090000004" table:style-name="ce16">
            <text:p><text:s/>37.024.013,09<text:s/></text:p>
          </table:table-cell>
          <table:table-cell office:value-type="float" office:value="1676348.27" table:style-name="ce16">
            <text:p><text:s/>1.676.348,27<text:s/></text:p>
          </table:table-cell>
          <table:table-cell office:value-type="float" office:value="1467847.33" table:style-name="ce16">
            <text:p><text:s/>1.467.847,33<text:s/></text:p>
          </table:table-cell>
          <table:table-cell office:value-type="float" office:value="600582532.15999997" table:style-name="ce16">
            <text:p><text:s/>600.582.532,16<text:s/></text:p>
          </table:table-cell>
          <table:table-cell office:value-type="float" office:value="45449.23" table:style-name="ce16">
            <text:p><text:s/>45.449,23<text:s/></text:p>
          </table:table-cell>
          <table:table-cell office:value-type="float" office:value="1246373804.5300002" table:style-name="ce17">
            <text:p><text:s/>1.246.373.804,5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711709.2199999988" table:style-name="ce16">
            <text:p><text:s/>9.711.709,22<text:s/></text:p>
          </table:table-cell>
          <table:table-cell office:value-type="float" office:value="22099077.030000001" table:style-name="ce16">
            <text:p><text:s/>22.099.077,03<text:s/></text:p>
          </table:table-cell>
          <table:table-cell office:value-type="float" office:value="204514192.83000001" table:style-name="ce16">
            <text:p><text:s/>204.514.192,83<text:s/></text:p>
          </table:table-cell>
          <table:table-cell office:value-type="float" office:value="10080507.990000002" table:style-name="ce16">
            <text:p><text:s/>10.080.507,99<text:s/></text:p>
          </table:table-cell>
          <table:table-cell office:value-type="float" office:value="152895861.91" table:style-name="ce16">
            <text:p><text:s/>152.895.861,91<text:s/></text:p>
          </table:table-cell>
          <table:table-cell office:value-type="float" office:value="104181930.57000001" table:style-name="ce16">
            <text:p><text:s/>104.181.930,57<text:s/></text:p>
          </table:table-cell>
          <table:table-cell office:value-type="float" office:value="410700475.43000007" table:style-name="ce16">
            <text:p><text:s/>410.700.475,43<text:s/></text:p>
          </table:table-cell>
          <table:table-cell office:value-type="float" office:value="111937131.65000001" table:style-name="ce16">
            <text:p><text:s/>111.937.131,65<text:s/></text:p>
          </table:table-cell>
          <table:table-cell office:value-type="float" office:value="161749923.09000003" table:style-name="ce16">
            <text:p><text:s/>161.749.923,09<text:s/></text:p>
          </table:table-cell>
          <table:table-cell office:value-type="float" office:value="46024116.620000005" table:style-name="ce16">
            <text:p><text:s/>46.024.116,62<text:s/></text:p>
          </table:table-cell>
          <table:table-cell office:value-type="float" office:value="740686267.44999993" table:style-name="ce16">
            <text:p><text:s/>740.686.267,45<text:s/></text:p>
          </table:table-cell>
          <table:table-cell office:value-type="float" office:value="63273882.93" table:style-name="ce16">
            <text:p><text:s/>63.273.882,93<text:s/></text:p>
          </table:table-cell>
          <table:table-cell office:value-type="float" office:value="104649677.39999999" table:style-name="ce16">
            <text:p><text:s/>104.649.677,40<text:s/></text:p>
          </table:table-cell>
          <table:table-cell office:value-type="float" office:value="89530638.300000012" table:style-name="ce16">
            <text:p><text:s/>89.530.638,30<text:s/></text:p>
          </table:table-cell>
          <table:table-cell office:value-type="float" office:value="35924367.399999999" table:style-name="ce16">
            <text:p><text:s/>35.924.367,40<text:s/></text:p>
          </table:table-cell>
          <table:table-cell office:value-type="float" office:value="136278770.06" table:style-name="ce16">
            <text:p><text:s/>136.278.770,06<text:s/></text:p>
          </table:table-cell>
          <table:table-cell office:value-type="float" office:value="28685593.029999997" table:style-name="ce16">
            <text:p><text:s/>28.685.593,03<text:s/></text:p>
          </table:table-cell>
          <table:table-cell office:value-type="float" office:value="645404297.42999995" table:style-name="ce16">
            <text:p><text:s/>645.404.297,43<text:s/></text:p>
          </table:table-cell>
          <table:table-cell office:value-type="float" office:value="3449007900.9000006" table:style-name="ce16">
            <text:p><text:s/>3.449.007.900,90<text:s/></text:p>
          </table:table-cell>
          <table:table-cell office:value-type="float" office:value="39004639.460000001" table:style-name="ce16">
            <text:p><text:s/>39.004.639,46<text:s/></text:p>
          </table:table-cell>
          <table:table-cell office:value-type="float" office:value="20572313.479999997" table:style-name="ce16">
            <text:p><text:s/>20.572.313,48<text:s/></text:p>
          </table:table-cell>
          <table:table-cell office:value-type="float" office:value="9851240.2800000012" table:style-name="ce16">
            <text:p><text:s/>9.851.240,28<text:s/></text:p>
          </table:table-cell>
          <table:table-cell office:value-type="float" office:value="507182559.71999997" table:style-name="ce16">
            <text:p><text:s/>507.182.559,72<text:s/></text:p>
          </table:table-cell>
          <table:table-cell office:value-type="float" office:value="391546218.48000002" table:style-name="ce16">
            <text:p><text:s/>391.546.218,48<text:s/></text:p>
          </table:table-cell>
          <table:table-cell office:value-type="float" office:value="25935720.18" table:style-name="ce16">
            <text:p><text:s/>25.935.720,18<text:s/></text:p>
          </table:table-cell>
          <table:table-cell office:value-type="float" office:value="3638771025.9400001" table:style-name="ce16">
            <text:p><text:s/>3.638.771.025,94<text:s/></text:p>
          </table:table-cell>
          <table:table-cell office:value-type="float" office:value="18473635.41" table:style-name="ce16">
            <text:p><text:s/>18.473.635,41<text:s/></text:p>
          </table:table-cell>
          <table:table-cell office:value-type="float" office:value="11178673674.190001" table:style-name="ce17">
            <text:p><text:s/>11.178.673.674,1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367279.3800000008" table:style-name="ce16">
            <text:p><text:s/>9.367.279,38<text:s/></text:p>
          </table:table-cell>
          <table:table-cell office:value-type="float" office:value="33845787.579999998" table:style-name="ce16">
            <text:p><text:s/>33.845.787,58<text:s/></text:p>
          </table:table-cell>
          <table:table-cell office:value-type="float" office:value="111612358.65000001" table:style-name="ce16">
            <text:p><text:s/>111.612.358,65<text:s/></text:p>
          </table:table-cell>
          <table:table-cell office:value-type="float" office:value="5441091.0700000003" table:style-name="ce16">
            <text:p><text:s/>5.441.091,07<text:s/></text:p>
          </table:table-cell>
          <table:table-cell office:value-type="float" office:value="170690671.72999999" table:style-name="ce16">
            <text:p><text:s/>170.690.671,73<text:s/></text:p>
          </table:table-cell>
          <table:table-cell office:value-type="float" office:value="194652352.34999999" table:style-name="ce16">
            <text:p><text:s/>194.652.352,35<text:s/></text:p>
          </table:table-cell>
          <table:table-cell office:value-type="float" office:value="3684651988.9000001" table:style-name="ce16">
            <text:p><text:s/>3.684.651.988,90<text:s/></text:p>
          </table:table-cell>
          <table:table-cell office:value-type="float" office:value="121300042.92" table:style-name="ce16">
            <text:p><text:s/>121.300.042,92<text:s/></text:p>
          </table:table-cell>
          <table:table-cell office:value-type="float" office:value="137713959.22" table:style-name="ce16">
            <text:p><text:s/>137.713.959,22<text:s/></text:p>
          </table:table-cell>
          <table:table-cell office:value-type="float" office:value="45384590" table:style-name="ce16">
            <text:p><text:s/>45.384.590,00<text:s/></text:p>
          </table:table-cell>
          <table:table-cell office:value-type="float" office:value="559340246.64999998" table:style-name="ce16">
            <text:p><text:s/>559.340.246,65<text:s/></text:p>
          </table:table-cell>
          <table:table-cell office:value-type="float" office:value="61361495.170000002" table:style-name="ce16">
            <text:p><text:s/>61.361.495,17<text:s/></text:p>
          </table:table-cell>
          <table:table-cell office:value-type="float" office:value="90305340.299999997" table:style-name="ce16">
            <text:p><text:s/>90.305.340,30<text:s/></text:p>
          </table:table-cell>
          <table:table-cell office:value-type="float" office:value="85515408.540000007" table:style-name="ce16">
            <text:p><text:s/>85.515.408,54<text:s/></text:p>
          </table:table-cell>
          <table:table-cell office:value-type="float" office:value="57569316.850000001" table:style-name="ce16">
            <text:p><text:s/>57.569.316,85<text:s/></text:p>
          </table:table-cell>
          <table:table-cell office:value-type="float" office:value="167782512.19" table:style-name="ce16">
            <text:p><text:s/>167.782.512,19<text:s/></text:p>
          </table:table-cell>
          <table:table-cell office:value-type="float" office:value="29634617.850000001" table:style-name="ce16">
            <text:p><text:s/>29.634.617,85<text:s/></text:p>
          </table:table-cell>
          <table:table-cell office:value-type="float" office:value="426413654.73000002" table:style-name="ce16">
            <text:p><text:s/>426.413.654,73<text:s/></text:p>
          </table:table-cell>
          <table:table-cell office:value-type="float" office:value="2462092200.5" table:style-name="ce16">
            <text:p><text:s/>2.462.092.200,50<text:s/></text:p>
          </table:table-cell>
          <table:table-cell office:value-type="float" office:value="49544091.079999998" table:style-name="ce16">
            <text:p><text:s/>49.544.091,08<text:s/></text:p>
          </table:table-cell>
          <table:table-cell office:value-type="float" office:value="23038571.809999999" table:style-name="ce16">
            <text:p><text:s/>23.038.571,81<text:s/></text:p>
          </table:table-cell>
          <table:table-cell office:value-type="float" office:value="9174863.8499999996" table:style-name="ce16">
            <text:p><text:s/>9.174.863,85<text:s/></text:p>
          </table:table-cell>
          <table:table-cell office:value-type="float" office:value="523188380.19" table:style-name="ce16">
            <text:p><text:s/>523.188.380,19<text:s/></text:p>
          </table:table-cell>
          <table:table-cell office:value-type="float" office:value="328356106.76999998" table:style-name="ce16">
            <text:p><text:s/>328.356.106,77<text:s/></text:p>
          </table:table-cell>
          <table:table-cell office:value-type="float" office:value="34415020.770000003" table:style-name="ce16">
            <text:p><text:s/>34.415.020,77<text:s/></text:p>
          </table:table-cell>
          <table:table-cell office:value-type="float" office:value="6681379216.1400003" table:style-name="ce16">
            <text:p><text:s/>6.681.379.216,14<text:s/></text:p>
          </table:table-cell>
          <table:table-cell office:value-type="float" office:value="13780653.18" table:style-name="ce16">
            <text:p><text:s/>13.780.653,18<text:s/></text:p>
          </table:table-cell>
          <table:table-cell office:value-type="float" office:value="16117551818.370003" table:style-name="ce17">
            <text:p><text:s/>16.117.551.818,3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134513.1399999997" table:style-name="ce16">
            <text:p><text:s/>8.134.513,14<text:s/></text:p>
          </table:table-cell>
          <table:table-cell office:value-type="float" office:value="29721277.98" table:style-name="ce16">
            <text:p><text:s/>29.721.277,98<text:s/></text:p>
          </table:table-cell>
          <table:table-cell office:value-type="float" office:value="76185367.030000001" table:style-name="ce16">
            <text:p><text:s/>76.185.367,03<text:s/></text:p>
          </table:table-cell>
          <table:table-cell office:value-type="float" office:value="5097015.13" table:style-name="ce16">
            <text:p><text:s/>5.097.015,13<text:s/></text:p>
          </table:table-cell>
          <table:table-cell office:value-type="float" office:value="139908496.59999999" table:style-name="ce16">
            <text:p><text:s/>139.908.496,60<text:s/></text:p>
          </table:table-cell>
          <table:table-cell office:value-type="float" office:value="138060325.55000001" table:style-name="ce16">
            <text:p><text:s/>138.060.325,55<text:s/></text:p>
          </table:table-cell>
          <table:table-cell office:value-type="float" office:value="3004980957.4699998" table:style-name="ce16">
            <text:p><text:s/>3.004.980.957,47<text:s/></text:p>
          </table:table-cell>
          <table:table-cell office:value-type="float" office:value="76394577.680000007" table:style-name="ce16">
            <text:p><text:s/>76.394.577,68<text:s/></text:p>
          </table:table-cell>
          <table:table-cell office:value-type="float" office:value="119269100.94" table:style-name="ce16">
            <text:p><text:s/>119.269.100,94<text:s/></text:p>
          </table:table-cell>
          <table:table-cell office:value-type="float" office:value="40608730.100000001" table:style-name="ce16">
            <text:p><text:s/>40.608.730,10<text:s/></text:p>
          </table:table-cell>
          <table:table-cell office:value-type="float" office:value="412408874.74000001" table:style-name="ce16">
            <text:p><text:s/>412.408.874,74<text:s/></text:p>
          </table:table-cell>
          <table:table-cell office:value-type="float" office:value="48190996.090000004" table:style-name="ce16">
            <text:p><text:s/>48.190.996,09<text:s/></text:p>
          </table:table-cell>
          <table:table-cell office:value-type="float" office:value="65363967.600000001" table:style-name="ce16">
            <text:p><text:s/>65.363.967,60<text:s/></text:p>
          </table:table-cell>
          <table:table-cell office:value-type="float" office:value="75974718.849999994" table:style-name="ce16">
            <text:p><text:s/>75.974.718,85<text:s/></text:p>
          </table:table-cell>
          <table:table-cell office:value-type="float" office:value="53892443.909999996" table:style-name="ce16">
            <text:p><text:s/>53.892.443,91<text:s/></text:p>
          </table:table-cell>
          <table:table-cell office:value-type="float" office:value="128836856.62" table:style-name="ce16">
            <text:p><text:s/>128.836.856,62<text:s/></text:p>
          </table:table-cell>
          <table:table-cell office:value-type="float" office:value="26669337.93" table:style-name="ce16">
            <text:p><text:s/>26.669.337,93<text:s/></text:p>
          </table:table-cell>
          <table:table-cell office:value-type="float" office:value="311940388.18000001" table:style-name="ce16">
            <text:p><text:s/>311.940.388,18<text:s/></text:p>
          </table:table-cell>
          <table:table-cell office:value-type="float" office:value="1201319089.8800001" table:style-name="ce16">
            <text:p><text:s/>1.201.319.089,88<text:s/></text:p>
          </table:table-cell>
          <table:table-cell office:value-type="float" office:value="44895538.490000002" table:style-name="ce16">
            <text:p><text:s/>44.895.538,49<text:s/></text:p>
          </table:table-cell>
          <table:table-cell office:value-type="float" office:value="20101155.399999999" table:style-name="ce16">
            <text:p><text:s/>20.101.155,40<text:s/></text:p>
          </table:table-cell>
          <table:table-cell office:value-type="float" office:value="8369216.9199999999" table:style-name="ce16">
            <text:p><text:s/>8.369.216,92<text:s/></text:p>
          </table:table-cell>
          <table:table-cell office:value-type="float" office:value="373372100.5" table:style-name="ce16">
            <text:p><text:s/>373.372.100,50<text:s/></text:p>
          </table:table-cell>
          <table:table-cell office:value-type="float" office:value="216490135.38" table:style-name="ce16">
            <text:p><text:s/>216.490.135,38<text:s/></text:p>
          </table:table-cell>
          <table:table-cell office:value-type="float" office:value="24410150.219999999" table:style-name="ce16">
            <text:p><text:s/>24.410.150,22<text:s/></text:p>
          </table:table-cell>
          <table:table-cell office:value-type="float" office:value="2979252658.7600002" table:style-name="ce16">
            <text:p><text:s/>2.979.252.658,76<text:s/></text:p>
          </table:table-cell>
          <table:table-cell office:value-type="float" office:value="12277167.539999999" table:style-name="ce16">
            <text:p><text:s/>12.277.167,54<text:s/></text:p>
          </table:table-cell>
          <table:table-cell office:value-type="float" office:value="9642125158.6300011" table:style-name="ce17">
            <text:p><text:s/>9.642.125.158,6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473274.03" table:style-name="ce16">
            <text:p><text:s/>473.274,03<text:s/></text:p>
          </table:table-cell>
          <table:table-cell office:value-type="float" office:value="1249441.45" table:style-name="ce16">
            <text:p><text:s/>1.249.441,45<text:s/></text:p>
          </table:table-cell>
          <table:table-cell office:value-type="float" office:value="9099800.9199999999" table:style-name="ce16">
            <text:p><text:s/>9.099.800,92<text:s/></text:p>
          </table:table-cell>
          <table:table-cell office:value-type="float" office:value="47590.85" table:style-name="ce16">
            <text:p><text:s/>47.590,85<text:s/></text:p>
          </table:table-cell>
          <table:table-cell office:value-type="float" office:value="8857660.2200000007" table:style-name="ce16">
            <text:p><text:s/>8.857.660,22<text:s/></text:p>
          </table:table-cell>
          <table:table-cell office:value-type="float" office:value="22477349.289999999" table:style-name="ce16">
            <text:p><text:s/>22.477.349,29<text:s/></text:p>
          </table:table-cell>
          <table:table-cell office:value-type="float" office:value="339481246.69" table:style-name="ce16">
            <text:p><text:s/>339.481.246,69<text:s/></text:p>
          </table:table-cell>
          <table:table-cell office:value-type="float" office:value="12708084.6" table:style-name="ce16">
            <text:p><text:s/>12.708.084,60<text:s/></text:p>
          </table:table-cell>
          <table:table-cell office:value-type="float" office:value="6710197.3799999999" table:style-name="ce16">
            <text:p><text:s/>6.710.197,38<text:s/></text:p>
          </table:table-cell>
          <table:table-cell office:value-type="float" office:value="1098506.3799999999" table:style-name="ce16">
            <text:p><text:s/>1.098.506,38<text:s/></text:p>
          </table:table-cell>
          <table:table-cell office:value-type="float" office:value="63125488.060000002" table:style-name="ce16">
            <text:p><text:s/>63.125.488,06<text:s/></text:p>
          </table:table-cell>
          <table:table-cell office:value-type="float" office:value="3682234.93" table:style-name="ce16">
            <text:p><text:s/>3.682.234,93<text:s/></text:p>
          </table:table-cell>
          <table:table-cell office:value-type="float" office:value="4243103.75" table:style-name="ce16">
            <text:p><text:s/>4.243.103,75<text:s/></text:p>
          </table:table-cell>
          <table:table-cell office:value-type="float" office:value="3380251.78" table:style-name="ce16">
            <text:p><text:s/>3.380.251,78<text:s/></text:p>
          </table:table-cell>
          <table:table-cell office:value-type="float" office:value="1453904.92" table:style-name="ce16">
            <text:p><text:s/>1.453.904,92<text:s/></text:p>
          </table:table-cell>
          <table:table-cell office:value-type="float" office:value="23241407.829999998" table:style-name="ce16">
            <text:p><text:s/>23.241.407,83<text:s/></text:p>
          </table:table-cell>
          <table:table-cell office:value-type="float" office:value="1054753.83" table:style-name="ce16">
            <text:p><text:s/>1.054.753,83<text:s/></text:p>
          </table:table-cell>
          <table:table-cell office:value-type="float" office:value="43696198.060000002" table:style-name="ce16">
            <text:p><text:s/>43.696.198,06<text:s/></text:p>
          </table:table-cell>
          <table:table-cell office:value-type="float" office:value="577313991.63" table:style-name="ce16">
            <text:p><text:s/>577.313.991,63<text:s/></text:p>
          </table:table-cell>
          <table:table-cell office:value-type="float" office:value="1959646.1" table:style-name="ce16">
            <text:p><text:s/>1.959.646,10<text:s/></text:p>
          </table:table-cell>
          <table:table-cell office:value-type="float" office:value="1687342.51" table:style-name="ce16">
            <text:p><text:s/>1.687.342,51<text:s/></text:p>
          </table:table-cell>
          <table:table-cell office:value-type="float" office:value="143016.1" table:style-name="ce16">
            <text:p><text:s/>143.016,10<text:s/></text:p>
          </table:table-cell>
          <table:table-cell office:value-type="float" office:value="72670999.480000004" table:style-name="ce16">
            <text:p><text:s/>72.670.999,48<text:s/></text:p>
          </table:table-cell>
          <table:table-cell office:value-type="float" office:value="43222486.060000002" table:style-name="ce16">
            <text:p><text:s/>43.222.486,06<text:s/></text:p>
          </table:table-cell>
          <table:table-cell office:value-type="float" office:value="1842394.74" table:style-name="ce16">
            <text:p><text:s/>1.842.394,74<text:s/></text:p>
          </table:table-cell>
          <table:table-cell office:value-type="float" office:value="1661067609.54" table:style-name="ce16">
            <text:p><text:s/>1.661.067.609,54<text:s/></text:p>
          </table:table-cell>
          <table:table-cell office:value-type="float" office:value="345597.59" table:style-name="ce16">
            <text:p><text:s/>345.597,59<text:s/></text:p>
          </table:table-cell>
          <table:table-cell office:value-type="float" office:value="2906333578.7199998" table:style-name="ce17">
            <text:p><text:s/>2.906.333.578,7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7873.16" table:style-name="ce16">
            <text:p><text:s/>27.873,16<text:s/></text:p>
          </table:table-cell>
          <table:table-cell office:value-type="float" office:value="1181036.0900000001" table:style-name="ce16">
            <text:p><text:s/>1.181.036,09<text:s/></text:p>
          </table:table-cell>
          <table:table-cell office:value-type="float" office:value="20057301.68" table:style-name="ce16">
            <text:p><text:s/>20.057.301,68<text:s/></text:p>
          </table:table-cell>
          <table:table-cell office:value-type="float" office:value="75263.62" table:style-name="ce16">
            <text:p><text:s/>75.263,62<text:s/></text:p>
          </table:table-cell>
          <table:table-cell office:value-type="float" office:value="10071237.439999999" table:style-name="ce16">
            <text:p><text:s/>10.071.237,44<text:s/></text:p>
          </table:table-cell>
          <table:table-cell office:value-type="float" office:value="23289484.550000001" table:style-name="ce16">
            <text:p><text:s/>23.289.484,55<text:s/></text:p>
          </table:table-cell>
          <table:table-cell office:value-type="float" office:value="82138286.38000001" table:style-name="ce16">
            <text:p><text:s/>82.138.286,38<text:s/></text:p>
          </table:table-cell>
          <table:table-cell office:value-type="float" office:value="24995324.469999999" table:style-name="ce16">
            <text:p><text:s/>24.995.324,47<text:s/></text:p>
          </table:table-cell>
          <table:table-cell office:value-type="float" office:value="4471253.7300000004" table:style-name="ce16">
            <text:p><text:s/>4.471.253,73<text:s/></text:p>
          </table:table-cell>
          <table:table-cell office:value-type="float" office:value="344453.47" table:style-name="ce16">
            <text:p><text:s/>344.453,47<text:s/></text:p>
          </table:table-cell>
          <table:table-cell office:value-type="float" office:value="47971965.009999998" table:style-name="ce16">
            <text:p><text:s/>47.971.965,01<text:s/></text:p>
          </table:table-cell>
          <table:table-cell office:value-type="float" office:value="6727682.7400000002" table:style-name="ce16">
            <text:p><text:s/>6.727.682,74<text:s/></text:p>
          </table:table-cell>
          <table:table-cell office:value-type="float" office:value="15775655.140000001" table:style-name="ce16">
            <text:p><text:s/>15.775.655,14<text:s/></text:p>
          </table:table-cell>
          <table:table-cell office:value-type="float" office:value="2478464.37" table:style-name="ce16">
            <text:p><text:s/>2.478.464,37<text:s/></text:p>
          </table:table-cell>
          <table:table-cell office:value-type="float" office:value="251141.59" table:style-name="ce16">
            <text:p><text:s/>251.141,59<text:s/></text:p>
          </table:table-cell>
          <table:table-cell office:value-type="float" office:value="7515018.5199999996" table:style-name="ce16">
            <text:p><text:s/>7.515.018,52<text:s/></text:p>
          </table:table-cell>
          <table:table-cell office:value-type="float" office:value="199106.21" table:style-name="ce16">
            <text:p><text:s/>199.106,21<text:s/></text:p>
          </table:table-cell>
          <table:table-cell office:value-type="float" office:value="45266030.770000003" table:style-name="ce16">
            <text:p><text:s/>45.266.030,77<text:s/></text:p>
          </table:table-cell>
          <table:table-cell office:value-type="float" office:value="549800049.87" table:style-name="ce16">
            <text:p><text:s/>549.800.049,87<text:s/></text:p>
          </table:table-cell>
          <table:table-cell office:value-type="float" office:value="775481.06" table:style-name="ce16">
            <text:p><text:s/>775.481,06<text:s/></text:p>
          </table:table-cell>
          <table:table-cell office:value-type="float" office:value="359247.96" table:style-name="ce16">
            <text:p><text:s/>359.247,96<text:s/></text:p>
          </table:table-cell>
          <table:table-cell office:value-type="float" office:value="53684.37" table:style-name="ce16">
            <text:p><text:s/>53.684,37<text:s/></text:p>
          </table:table-cell>
          <table:table-cell office:value-type="float" office:value="45213184.899999999" table:style-name="ce16">
            <text:p><text:s/>45.213.184,90<text:s/></text:p>
          </table:table-cell>
          <table:table-cell office:value-type="float" office:value="49169371.25" table:style-name="ce16">
            <text:p><text:s/>49.169.371,25<text:s/></text:p>
          </table:table-cell>
          <table:table-cell office:value-type="float" office:value="6053021.8799999999" table:style-name="ce16">
            <text:p><text:s/>6.053.021,88<text:s/></text:p>
          </table:table-cell>
          <table:table-cell office:value-type="float" office:value="1576994605.6700001" table:style-name="ce16">
            <text:p><text:s/>1.576.994.605,67<text:s/></text:p>
          </table:table-cell>
          <table:table-cell office:value-type="float" office:value="319648.03999999998" table:style-name="ce16">
            <text:p><text:s/>319.648,04<text:s/></text:p>
          </table:table-cell>
          <table:table-cell office:value-type="float" office:value="2521574873.9400001" table:style-name="ce17">
            <text:p><text:s/>2.521.574.873,9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31619.05" table:style-name="ce16">
            <text:p><text:s/>731.619,05<text:s/></text:p>
          </table:table-cell>
          <table:table-cell office:value-type="float" office:value="1694032.06" table:style-name="ce16">
            <text:p><text:s/>1.694.032,06<text:s/></text:p>
          </table:table-cell>
          <table:table-cell office:value-type="float" office:value="6269889.0200000005" table:style-name="ce16">
            <text:p><text:s/>6.269.889,02<text:s/></text:p>
          </table:table-cell>
          <table:table-cell office:value-type="float" office:value="221221.46999999997" table:style-name="ce16">
            <text:p><text:s/>221.221,47<text:s/></text:p>
          </table:table-cell>
          <table:table-cell office:value-type="float" office:value="11853277.470000001" table:style-name="ce16">
            <text:p><text:s/>11.853.277,47<text:s/></text:p>
          </table:table-cell>
          <table:table-cell office:value-type="float" office:value="10825192.960000001" table:style-name="ce16">
            <text:p><text:s/>10.825.192,96<text:s/></text:p>
          </table:table-cell>
          <table:table-cell office:value-type="float" office:value="258051498.35999998" table:style-name="ce16">
            <text:p><text:s/>258.051.498,36<text:s/></text:p>
          </table:table-cell>
          <table:table-cell office:value-type="float" office:value="7202056.1699999999" table:style-name="ce16">
            <text:p><text:s/>7.202.056,17<text:s/></text:p>
          </table:table-cell>
          <table:table-cell office:value-type="float" office:value="7263407.1699999999" table:style-name="ce16">
            <text:p><text:s/>7.263.407,17<text:s/></text:p>
          </table:table-cell>
          <table:table-cell office:value-type="float" office:value="3332900.05" table:style-name="ce16">
            <text:p><text:s/>3.332.900,05<text:s/></text:p>
          </table:table-cell>
          <table:table-cell office:value-type="float" office:value="35833918.840000004" table:style-name="ce16">
            <text:p><text:s/>35.833.918,84<text:s/></text:p>
          </table:table-cell>
          <table:table-cell office:value-type="float" office:value="2760581.41" table:style-name="ce16">
            <text:p><text:s/>2.760.581,41<text:s/></text:p>
          </table:table-cell>
          <table:table-cell office:value-type="float" office:value="4922613.8100000005" table:style-name="ce16">
            <text:p><text:s/>4.922.613,81<text:s/></text:p>
          </table:table-cell>
          <table:table-cell office:value-type="float" office:value="3681973.54" table:style-name="ce16">
            <text:p><text:s/>3.681.973,54<text:s/></text:p>
          </table:table-cell>
          <table:table-cell office:value-type="float" office:value="1971826.4300000002" table:style-name="ce16">
            <text:p><text:s/>1.971.826,43<text:s/></text:p>
          </table:table-cell>
          <table:table-cell office:value-type="float" office:value="8189229.2200000007" table:style-name="ce16">
            <text:p><text:s/>8.189.229,22<text:s/></text:p>
          </table:table-cell>
          <table:table-cell office:value-type="float" office:value="1711419.88" table:style-name="ce16">
            <text:p><text:s/>1.711.419,88<text:s/></text:p>
          </table:table-cell>
          <table:table-cell office:value-type="float" office:value="25511037.719999999" table:style-name="ce16">
            <text:p><text:s/>25.511.037,72<text:s/></text:p>
          </table:table-cell>
          <table:table-cell office:value-type="float" office:value="133659069.12" table:style-name="ce16">
            <text:p><text:s/>133.659.069,12<text:s/></text:p>
          </table:table-cell>
          <table:table-cell office:value-type="float" office:value="1913425.4300000002" table:style-name="ce16">
            <text:p><text:s/>1.913.425,43<text:s/></text:p>
          </table:table-cell>
          <table:table-cell office:value-type="float" office:value="890825.94" table:style-name="ce16">
            <text:p><text:s/>890.825,94<text:s/></text:p>
          </table:table-cell>
          <table:table-cell office:value-type="float" office:value="608946.46" table:style-name="ce16">
            <text:p><text:s/>608.946,46<text:s/></text:p>
          </table:table-cell>
          <table:table-cell office:value-type="float" office:value="31932095.310000002" table:style-name="ce16">
            <text:p><text:s/>31.932.095,31<text:s/></text:p>
          </table:table-cell>
          <table:table-cell office:value-type="float" office:value="19474114.080000002" table:style-name="ce16">
            <text:p><text:s/>19.474.114,08<text:s/></text:p>
          </table:table-cell>
          <table:table-cell office:value-type="float" office:value="2109453.9300000002" table:style-name="ce16">
            <text:p><text:s/>2.109.453,93<text:s/></text:p>
          </table:table-cell>
          <table:table-cell office:value-type="float" office:value="464064342.17000002" table:style-name="ce16">
            <text:p><text:s/>464.064.342,17<text:s/></text:p>
          </table:table-cell>
          <table:table-cell office:value-type="float" office:value="838240.01" table:style-name="ce16">
            <text:p><text:s/>838.240,01<text:s/></text:p>
          </table:table-cell>
          <table:table-cell office:value-type="float" office:value="1047518207.0800002" table:style-name="ce17">
            <text:p><text:s/>1.047.518.207,0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101.36" table:style-name="ce16">
            <text:p><text:s/>2.101,36<text:s/></text:p>
          </table:table-cell>
          <table:table-cell office:value-type="float" office:value="52456.06" table:style-name="ce16">
            <text:p><text:s/>52.456,06<text:s/></text:p>
          </table:table-cell>
          <table:table-cell office:value-type="float" office:value="3309767.28" table:style-name="ce16">
            <text:p><text:s/>3.309.767,28<text:s/></text:p>
          </table:table-cell>
          <table:table-cell office:value-type="float" office:value="200604.38" table:style-name="ce16">
            <text:p><text:s/>200.604,38<text:s/></text:p>
          </table:table-cell>
          <table:table-cell office:value-type="float" office:value="543256.28" table:style-name="ce16">
            <text:p><text:s/>543.256,28<text:s/></text:p>
          </table:table-cell>
          <table:table-cell office:value-type="float" office:value="455841.2" table:style-name="ce16">
            <text:p><text:s/>455.841,20<text:s/></text:p>
          </table:table-cell>
          <table:table-cell office:value-type="float" office:value="48758159.259999998" table:style-name="ce16">
            <text:p><text:s/>48.758.159,26<text:s/></text:p>
          </table:table-cell>
          <table:table-cell office:value-type="float" office:value="684334.8" table:style-name="ce16">
            <text:p><text:s/>684.334,80<text:s/></text:p>
          </table:table-cell>
          <table:table-cell office:value-type="float" office:value="388319.01" table:style-name="ce16">
            <text:p><text:s/>388.319,01<text:s/></text:p>
          </table:table-cell>
          <table:table-cell office:value-type="float" office:value="80528.320000000007" table:style-name="ce16">
            <text:p><text:s/>80.528,32<text:s/></text:p>
          </table:table-cell>
          <table:table-cell office:value-type="float" office:value="20234301.809999999" table:style-name="ce16">
            <text:p><text:s/>20.234.301,81<text:s/></text:p>
          </table:table-cell>
          <table:table-cell office:value-type="float" office:value="96307.09" table:style-name="ce16">
            <text:p><text:s/>96.307,09<text:s/></text:p>
          </table:table-cell>
          <table:table-cell office:value-type="float" office:value="2477514.15" table:style-name="ce16">
            <text:p><text:s/>2.477.514,15<text:s/></text:p>
          </table:table-cell>
          <table:table-cell office:value-type="float" office:value="3689779.67" table:style-name="ce16">
            <text:p><text:s/>3.689.779,67<text:s/></text:p>
          </table:table-cell>
          <table:table-cell office:value-type="float" office:value="50759.55" table:style-name="ce16">
            <text:p><text:s/>50.759,55<text:s/></text:p>
          </table:table-cell>
          <table:table-cell office:value-type="float" office:value="1199699.56" table:style-name="ce16">
            <text:p><text:s/>1.199.699,56<text:s/></text:p>
          </table:table-cell>
          <table:table-cell office:value-type="float" office:value="99393.21" table:style-name="ce16">
            <text:p><text:s/>99.393,21<text:s/></text:p>
          </table:table-cell>
          <table:table-cell office:value-type="float" office:value="12188110.27" table:style-name="ce16">
            <text:p><text:s/>12.188.110,27<text:s/></text:p>
          </table:table-cell>
          <table:table-cell office:value-type="float" office:value="71098285.090000004" table:style-name="ce16">
            <text:p><text:s/>71.098.285,09<text:s/></text:p>
          </table:table-cell>
          <table:table-cell office:value-type="float" office:value="134404.70000000001" table:style-name="ce16">
            <text:p><text:s/>134.404,70<text:s/></text:p>
          </table:table-cell>
          <table:table-cell office:value-type="float" office:value="334782.74" table:style-name="ce16">
            <text:p><text:s/>334.782,74<text:s/></text:p>
          </table:table-cell>
          <table:table-cell office:value-type="float" office:value="9095.2800000000007" table:style-name="ce16">
            <text:p><text:s/>9.095,28<text:s/></text:p>
          </table:table-cell>
          <table:table-cell office:value-type="float" office:value="6566175.5199999996" table:style-name="ce16">
            <text:p><text:s/>6.566.175,52<text:s/></text:p>
          </table:table-cell>
          <table:table-cell office:value-type="float" office:value="835727.64" table:style-name="ce16">
            <text:p><text:s/>835.727,64<text:s/></text:p>
          </table:table-cell>
          <table:table-cell office:value-type="float" office:value="94886.69" table:style-name="ce16">
            <text:p><text:s/>94.886,69<text:s/></text:p>
          </table:table-cell>
          <table:table-cell office:value-type="float" office:value="687824517.84000003" table:style-name="ce16">
            <text:p><text:s/>687.824.517,84<text:s/></text:p>
          </table:table-cell>
          <table:table-cell office:value-type="float" office:value="56526.97" table:style-name="ce16">
            <text:p><text:s/>56.526,97<text:s/></text:p>
          </table:table-cell>
          <table:table-cell office:value-type="float" office:value="861465635.73000002" table:style-name="ce17">
            <text:p><text:s/>861.465.635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724209.11" table:style-name="ce16">
            <text:p><text:s/>724.209,11<text:s/></text:p>
          </table:table-cell>
          <table:table-cell office:value-type="float" office:value="2248314.0499999998" table:style-name="ce16">
            <text:p><text:s/>2.248.314,05<text:s/></text:p>
          </table:table-cell>
          <table:table-cell office:value-type="float" office:value="1016494.76" table:style-name="ce16">
            <text:p><text:s/>1.016.494,76<text:s/></text:p>
          </table:table-cell>
          <table:table-cell office:value-type="float" office:value="597600.6" table:style-name="ce16">
            <text:p><text:s/>597.600,60<text:s/></text:p>
          </table:table-cell>
          <table:table-cell office:value-type="float" office:value="37222143.240000002" table:style-name="ce16">
            <text:p><text:s/>37.222.143,24<text:s/></text:p>
          </table:table-cell>
          <table:table-cell office:value-type="float" office:value="2100716.2599999998" table:style-name="ce16">
            <text:p><text:s/>2.100.716,26<text:s/></text:p>
          </table:table-cell>
          <table:table-cell office:value-type="float" office:value="906076.21000000008" table:style-name="ce16">
            <text:p><text:s/>906.076,21<text:s/></text:p>
          </table:table-cell>
          <table:table-cell office:value-type="float" office:value="6903614.4199999999" table:style-name="ce16">
            <text:p><text:s/>6.903.614,42<text:s/></text:p>
          </table:table-cell>
          <table:table-cell office:value-type="float" office:value="131268289.69" table:style-name="ce16">
            <text:p><text:s/>131.268.289,69<text:s/></text:p>
          </table:table-cell>
          <table:table-cell office:value-type="float" office:value="9279370.1400000006" table:style-name="ce16">
            <text:p><text:s/>9.279.370,14<text:s/></text:p>
          </table:table-cell>
          <table:table-cell office:value-type="float" office:value="130593471.66" table:style-name="ce16">
            <text:p><text:s/>130.593.471,66<text:s/></text:p>
          </table:table-cell>
          <table:table-cell office:value-type="float" office:value="163912410.97" table:style-name="ce16">
            <text:p><text:s/>163.912.410,97<text:s/></text:p>
          </table:table-cell>
          <table:table-cell office:value-type="float" office:value="157743738.34999999" table:style-name="ce16">
            <text:p><text:s/>157.743.738,35<text:s/></text:p>
          </table:table-cell>
          <table:table-cell office:value-type="float" office:value="18900835.329999998" table:style-name="ce16">
            <text:p><text:s/>18.900.835,33<text:s/></text:p>
          </table:table-cell>
          <table:table-cell office:value-type="float" office:value="2038518.86" table:style-name="ce16">
            <text:p><text:s/>2.038.518,86<text:s/></text:p>
          </table:table-cell>
          <table:table-cell office:value-type="float" office:value="3468644.48" table:style-name="ce16">
            <text:p><text:s/>3.468.644,48<text:s/></text:p>
          </table:table-cell>
          <table:table-cell office:value-type="float" office:value="9676439.6899999995" table:style-name="ce16">
            <text:p><text:s/>9.676.439,69<text:s/></text:p>
          </table:table-cell>
          <table:table-cell office:value-type="float" office:value="135067098.84" table:style-name="ce16">
            <text:p><text:s/>135.067.098,84<text:s/></text:p>
          </table:table-cell>
          <table:table-cell office:value-type="float" office:value="7763186.7999999998" table:style-name="ce16">
            <text:p><text:s/>7.763.186,80<text:s/></text:p>
          </table:table-cell>
          <table:table-cell office:value-type="float" office:value="1475450.15" table:style-name="ce16">
            <text:p><text:s/>1.475.450,15<text:s/></text:p>
          </table:table-cell>
          <table:table-cell office:value-type="float" office:value="6737438.04" table:style-name="ce16">
            <text:p><text:s/>6.737.438,04<text:s/></text:p>
          </table:table-cell>
          <table:table-cell office:value-type="float" office:value="1046993.48" table:style-name="ce16">
            <text:p><text:s/>1.046.993,48<text:s/></text:p>
          </table:table-cell>
          <table:table-cell office:value-type="float" office:value="113358776.56" table:style-name="ce16">
            <text:p><text:s/>113.358.776,56<text:s/></text:p>
          </table:table-cell>
          <table:table-cell office:value-type="float" office:value="21962172.530000001" table:style-name="ce16">
            <text:p><text:s/>21.962.172,53<text:s/></text:p>
          </table:table-cell>
          <table:table-cell office:value-type="float" office:value="1860468.48" table:style-name="ce16">
            <text:p><text:s/>1.860.468,48<text:s/></text:p>
          </table:table-cell>
          <table:table-cell office:value-type="float" office:value="241187976.02000001" table:style-name="ce16">
            <text:p><text:s/>241.187.976,02<text:s/></text:p>
          </table:table-cell>
          <table:table-cell office:value-type="float" office:value="21014955.66" table:style-name="ce16">
            <text:p><text:s/>21.014.955,66<text:s/></text:p>
          </table:table-cell>
          <table:table-cell office:value-type="float" office:value="1230075404.3800001" table:style-name="ce17">
            <text:p><text:s/>1.230.075.404,3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3835225.5" table:style-name="ce16">
            <text:p><text:s/>13.835.225,50<text:s/></text:p>
          </table:table-cell>
          <table:table-cell office:value-type="float" office:value="56640160.240000002" table:style-name="ce16">
            <text:p><text:s/>56.640.160,24<text:s/></text:p>
          </table:table-cell>
          <table:table-cell office:value-type="float" office:value="393359914.44" table:style-name="ce16">
            <text:p><text:s/>393.359.914,44<text:s/></text:p>
          </table:table-cell>
          <table:table-cell office:value-type="float" office:value="8488322.0600000005" table:style-name="ce16">
            <text:p><text:s/>8.488.322,06<text:s/></text:p>
          </table:table-cell>
          <table:table-cell office:value-type="float" office:value="520792562.13" table:style-name="ce16">
            <text:p><text:s/>520.792.562,13<text:s/></text:p>
          </table:table-cell>
          <table:table-cell office:value-type="float" office:value="364947672.48000002" table:style-name="ce16">
            <text:p><text:s/>364.947.672,48<text:s/></text:p>
          </table:table-cell>
          <table:table-cell office:value-type="float" office:value="656683815.98000002" table:style-name="ce16">
            <text:p><text:s/>656.683.815,98<text:s/></text:p>
          </table:table-cell>
          <table:table-cell office:value-type="float" office:value="400449415.05000001" table:style-name="ce16">
            <text:p><text:s/>400.449.415,05<text:s/></text:p>
          </table:table-cell>
          <table:table-cell office:value-type="float" office:value="291614093.29000002" table:style-name="ce16">
            <text:p><text:s/>291.614.093,29<text:s/></text:p>
          </table:table-cell>
          <table:table-cell office:value-type="float" office:value="188198350.78" table:style-name="ce16">
            <text:p><text:s/>188.198.350,78<text:s/></text:p>
          </table:table-cell>
          <table:table-cell office:value-type="float" office:value="1118306519.71" table:style-name="ce16">
            <text:p><text:s/>1.118.306.519,71<text:s/></text:p>
          </table:table-cell>
          <table:table-cell office:value-type="float" office:value="112947980.3" table:style-name="ce16">
            <text:p><text:s/>112.947.980,30<text:s/></text:p>
          </table:table-cell>
          <table:table-cell office:value-type="float" office:value="175960595.43000001" table:style-name="ce16">
            <text:p><text:s/>175.960.595,43<text:s/></text:p>
          </table:table-cell>
          <table:table-cell office:value-type="float" office:value="173243416.77000001" table:style-name="ce16">
            <text:p><text:s/>173.243.416,77<text:s/></text:p>
          </table:table-cell>
          <table:table-cell office:value-type="float" office:value="80378250.890000001" table:style-name="ce16">
            <text:p><text:s/>80.378.250,89<text:s/></text:p>
          </table:table-cell>
          <table:table-cell office:value-type="float" office:value="528302047.61000001" table:style-name="ce16">
            <text:p><text:s/>528.302.047,61<text:s/></text:p>
          </table:table-cell>
          <table:table-cell office:value-type="float" office:value="51417206.390000001" table:style-name="ce16">
            <text:p><text:s/>51.417.206,39<text:s/></text:p>
          </table:table-cell>
          <table:table-cell office:value-type="float" office:value="1209603550.5799999" table:style-name="ce16">
            <text:p><text:s/>1.209.603.550,58<text:s/></text:p>
          </table:table-cell>
          <table:table-cell office:value-type="float" office:value="4167334922.8000002" table:style-name="ce16">
            <text:p><text:s/>4.167.334.922,80<text:s/></text:p>
          </table:table-cell>
          <table:table-cell office:value-type="float" office:value="82513281.980000004" table:style-name="ce16">
            <text:p><text:s/>82.513.281,98<text:s/></text:p>
          </table:table-cell>
          <table:table-cell office:value-type="float" office:value="36804493.689999998" table:style-name="ce16">
            <text:p><text:s/>36.804.493,69<text:s/></text:p>
          </table:table-cell>
          <table:table-cell office:value-type="float" office:value="10272767.039999999" table:style-name="ce16">
            <text:p><text:s/>10.272.767,04<text:s/></text:p>
          </table:table-cell>
          <table:table-cell office:value-type="float" office:value="1061102546.73" table:style-name="ce16">
            <text:p><text:s/>1.061.102.546,73<text:s/></text:p>
          </table:table-cell>
          <table:table-cell office:value-type="float" office:value="1327481698.95" table:style-name="ce16">
            <text:p><text:s/>1.327.481.698,95<text:s/></text:p>
          </table:table-cell>
          <table:table-cell office:value-type="float" office:value="52273243.109999999" table:style-name="ce16">
            <text:p><text:s/>52.273.243,11<text:s/></text:p>
          </table:table-cell>
          <table:table-cell office:value-type="float" office:value="8257019315.7600002" table:style-name="ce16">
            <text:p><text:s/>8.257.019.315,76<text:s/></text:p>
          </table:table-cell>
          <table:table-cell office:value-type="float" office:value="29314039" table:style-name="ce16">
            <text:p><text:s/>29.314.039,00<text:s/></text:p>
          </table:table-cell>
          <table:table-cell office:value-type="float" office:value="21369285408.690002" table:style-name="ce17">
            <text:p><text:s/>21.369.285.408,6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4813.97" table:style-name="ce16">
            <text:p><text:s/>14.813,97<text:s/></text:p>
          </table:table-cell>
          <table:table-cell office:value-type="float" office:value="42797.72" table:style-name="ce16">
            <text:p><text:s/>42.797,72<text:s/></text:p>
          </table:table-cell>
          <table:table-cell office:value-type="float" office:value="251190.96" table:style-name="ce16">
            <text:p><text:s/>251.190,96<text:s/></text:p>
          </table:table-cell>
          <table:table-cell office:value-type="float" office:value="5522.69" table:style-name="ce16">
            <text:p><text:s/>5.522,69<text:s/></text:p>
          </table:table-cell>
          <table:table-cell office:value-type="float" office:value="986313.84" table:style-name="ce16">
            <text:p><text:s/>986.313,84<text:s/></text:p>
          </table:table-cell>
          <table:table-cell office:value-type="float" office:value="23274203" table:style-name="ce16">
            <text:p><text:s/>23.274.203,00<text:s/></text:p>
          </table:table-cell>
          <table:table-cell office:value-type="float" office:value="161571768.37" table:style-name="ce16">
            <text:p><text:s/>161.571.768,37<text:s/></text:p>
          </table:table-cell>
          <table:table-cell office:value-type="float" office:value="4460060.5999999996" table:style-name="ce16">
            <text:p><text:s/>4.460.060,60<text:s/></text:p>
          </table:table-cell>
          <table:table-cell office:value-type="float" office:value="408571.94" table:style-name="ce16">
            <text:p><text:s/>408.571,94<text:s/></text:p>
          </table:table-cell>
          <table:table-cell office:value-type="float" office:value="30185.58" table:style-name="ce16">
            <text:p><text:s/>30.185,58<text:s/></text:p>
          </table:table-cell>
          <table:table-cell office:value-type="float" office:value="36028268.619999997" table:style-name="ce16">
            <text:p><text:s/>36.028.268,62<text:s/></text:p>
          </table:table-cell>
          <table:table-cell office:value-type="float" office:value="15019.77" table:style-name="ce16">
            <text:p><text:s/>15.019,77<text:s/></text:p>
          </table:table-cell>
          <table:table-cell office:value-type="float" office:value="217569.26" table:style-name="ce16">
            <text:p><text:s/>217.569,26<text:s/></text:p>
          </table:table-cell>
          <table:table-cell office:value-type="float" office:value="12256967.66" table:style-name="ce16">
            <text:p><text:s/>12.256.967,66<text:s/></text:p>
          </table:table-cell>
          <table:table-cell office:value-type="float" office:value="15732.48" table:style-name="ce16">
            <text:p><text:s/>15.732,48<text:s/></text:p>
          </table:table-cell>
          <table:table-cell office:value-type="float" office:value="1340603.94" table:style-name="ce16">
            <text:p><text:s/>1.340.603,94<text:s/></text:p>
          </table:table-cell>
          <table:table-cell office:value-type="float" office:value="25610.32" table:style-name="ce16">
            <text:p><text:s/>25.610,32<text:s/></text:p>
          </table:table-cell>
          <table:table-cell office:value-type="float" office:value="11100638.630000001" table:style-name="ce16">
            <text:p><text:s/>11.100.638,63<text:s/></text:p>
          </table:table-cell>
          <table:table-cell office:value-type="float" office:value="192585154.02000001" table:style-name="ce16">
            <text:p><text:s/>192.585.154,02<text:s/></text:p>
          </table:table-cell>
          <table:table-cell office:value-type="float" office:value="50892.22" table:style-name="ce16">
            <text:p><text:s/>50.892,22<text:s/></text:p>
          </table:table-cell>
          <table:table-cell office:value-type="float" office:value="266286.37" table:style-name="ce16">
            <text:p><text:s/>266.286,37<text:s/></text:p>
          </table:table-cell>
          <table:table-cell office:value-type="float" office:value="34114.94" table:style-name="ce16">
            <text:p><text:s/>34.114,94<text:s/></text:p>
          </table:table-cell>
          <table:table-cell office:value-type="float" office:value="40865675.299999997" table:style-name="ce16">
            <text:p><text:s/>40.865.675,30<text:s/></text:p>
          </table:table-cell>
          <table:table-cell office:value-type="float" office:value="1620889" table:style-name="ce16">
            <text:p><text:s/>1.620.889,00<text:s/></text:p>
          </table:table-cell>
          <table:table-cell office:value-type="float" office:value="1811107.46" table:style-name="ce16">
            <text:p><text:s/>1.811.107,46<text:s/></text:p>
          </table:table-cell>
          <table:table-cell office:value-type="float" office:value="815903019.64999998" table:style-name="ce16">
            <text:p><text:s/>815.903.019,65<text:s/></text:p>
          </table:table-cell>
          <table:table-cell office:value-type="float" office:value="27422.45" table:style-name="ce16">
            <text:p><text:s/>27.422,45<text:s/></text:p>
          </table:table-cell>
          <table:table-cell office:value-type="float" office:value="1305210400.76" table:style-name="ce17">
            <text:p><text:s/>1.305.210.400,7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3820411.530000001" table:style-name="ce16">
            <text:p><text:s/>13.820.411,53<text:s/></text:p>
          </table:table-cell>
          <table:table-cell office:value-type="float" office:value="56597362.519999996" table:style-name="ce16">
            <text:p><text:s/>56.597.362,52<text:s/></text:p>
          </table:table-cell>
          <table:table-cell office:value-type="float" office:value="393108723.48000002" table:style-name="ce16">
            <text:p><text:s/>393.108.723,48<text:s/></text:p>
          </table:table-cell>
          <table:table-cell office:value-type="float" office:value="8482799.3699999992" table:style-name="ce16">
            <text:p><text:s/>8.482.799,37<text:s/></text:p>
          </table:table-cell>
          <table:table-cell office:value-type="float" office:value="519806248.28999996" table:style-name="ce16">
            <text:p><text:s/>519.806.248,29<text:s/></text:p>
          </table:table-cell>
          <table:table-cell office:value-type="float" office:value="341673469.48000002" table:style-name="ce16">
            <text:p><text:s/>341.673.469,48<text:s/></text:p>
          </table:table-cell>
          <table:table-cell office:value-type="float" office:value="495112047.61000001" table:style-name="ce16">
            <text:p><text:s/>495.112.047,61<text:s/></text:p>
          </table:table-cell>
          <table:table-cell office:value-type="float" office:value="395989354.45000005" table:style-name="ce16">
            <text:p><text:s/>395.989.354,45<text:s/></text:p>
          </table:table-cell>
          <table:table-cell office:value-type="float" office:value="291205521.35000002" table:style-name="ce16">
            <text:p><text:s/>291.205.521,35<text:s/></text:p>
          </table:table-cell>
          <table:table-cell office:value-type="float" office:value="188168165.19999999" table:style-name="ce16">
            <text:p><text:s/>188.168.165,20<text:s/></text:p>
          </table:table-cell>
          <table:table-cell office:value-type="float" office:value="1082278251.0900002" table:style-name="ce16">
            <text:p><text:s/>1.082.278.251,09<text:s/></text:p>
          </table:table-cell>
          <table:table-cell office:value-type="float" office:value="112932960.53" table:style-name="ce16">
            <text:p><text:s/>112.932.960,53<text:s/></text:p>
          </table:table-cell>
          <table:table-cell office:value-type="float" office:value="175743026.16999999" table:style-name="ce16">
            <text:p><text:s/>175.743.026,17<text:s/></text:p>
          </table:table-cell>
          <table:table-cell office:value-type="float" office:value="160986449.11000001" table:style-name="ce16">
            <text:p><text:s/>160.986.449,11<text:s/></text:p>
          </table:table-cell>
          <table:table-cell office:value-type="float" office:value="80362518.409999996" table:style-name="ce16">
            <text:p><text:s/>80.362.518,41<text:s/></text:p>
          </table:table-cell>
          <table:table-cell office:value-type="float" office:value="526961443.67000002" table:style-name="ce16">
            <text:p><text:s/>526.961.443,67<text:s/></text:p>
          </table:table-cell>
          <table:table-cell office:value-type="float" office:value="51391596.07" table:style-name="ce16">
            <text:p><text:s/>51.391.596,07<text:s/></text:p>
          </table:table-cell>
          <table:table-cell office:value-type="float" office:value="1198502911.95" table:style-name="ce16">
            <text:p><text:s/>1.198.502.911,95<text:s/></text:p>
          </table:table-cell>
          <table:table-cell office:value-type="float" office:value="3974749768.7800002" table:style-name="ce16">
            <text:p><text:s/>3.974.749.768,78<text:s/></text:p>
          </table:table-cell>
          <table:table-cell office:value-type="float" office:value="82462389.760000005" table:style-name="ce16">
            <text:p><text:s/>82.462.389,76<text:s/></text:p>
          </table:table-cell>
          <table:table-cell office:value-type="float" office:value="36538207.319999993" table:style-name="ce16">
            <text:p><text:s/>36.538.207,32<text:s/></text:p>
          </table:table-cell>
          <table:table-cell office:value-type="float" office:value="10238652.1" table:style-name="ce16">
            <text:p><text:s/>10.238.652,10<text:s/></text:p>
          </table:table-cell>
          <table:table-cell office:value-type="float" office:value="1020236871.4299999" table:style-name="ce16">
            <text:p><text:s/>1.020.236.871,43<text:s/></text:p>
          </table:table-cell>
          <table:table-cell office:value-type="float" office:value="1325860809.95" table:style-name="ce16">
            <text:p><text:s/>1.325.860.809,95<text:s/></text:p>
          </table:table-cell>
          <table:table-cell office:value-type="float" office:value="50462135.650000006" table:style-name="ce16">
            <text:p><text:s/>50.462.135,65<text:s/></text:p>
          </table:table-cell>
          <table:table-cell office:value-type="float" office:value="7441116296.1100006" table:style-name="ce16">
            <text:p><text:s/>7.441.116.296,11<text:s/></text:p>
          </table:table-cell>
          <table:table-cell office:value-type="float" office:value="29286616.550000001" table:style-name="ce16">
            <text:p><text:s/>29.286.616,55<text:s/></text:p>
          </table:table-cell>
          <table:table-cell office:value-type="float" office:value="20064075007.930004" table:style-name="ce17">
            <text:p><text:s/>20.064.075.007,9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8105941.6399999997" table:style-name="ce16">
            <text:p><text:s/>8.105.941,64<text:s/></text:p>
          </table:table-cell>
          <table:table-cell office:value-type="float" office:value="19238412.27" table:style-name="ce16">
            <text:p><text:s/>19.238.412,27<text:s/></text:p>
          </table:table-cell>
          <table:table-cell office:value-type="float" office:value="104474764" table:style-name="ce16">
            <text:p><text:s/>104.474.764,00<text:s/></text:p>
          </table:table-cell>
          <table:table-cell office:value-type="float" office:value="6648764.7699999996" table:style-name="ce16">
            <text:p><text:s/>6.648.764,77<text:s/></text:p>
          </table:table-cell>
          <table:table-cell office:value-type="float" office:value="154610758.86000001" table:style-name="ce16">
            <text:p><text:s/>154.610.758,86<text:s/></text:p>
          </table:table-cell>
          <table:table-cell office:value-type="float" office:value="104847882.59999999" table:style-name="ce16">
            <text:p><text:s/>104.847.882,60<text:s/></text:p>
          </table:table-cell>
          <table:table-cell office:value-type="float" office:value="463385880.62" table:style-name="ce16">
            <text:p><text:s/>463.385.880,62<text:s/></text:p>
          </table:table-cell>
          <table:table-cell office:value-type="float" office:value="113147438.34999999" table:style-name="ce16">
            <text:p><text:s/>113.147.438,35<text:s/></text:p>
          </table:table-cell>
          <table:table-cell office:value-type="float" office:value="111956304.94" table:style-name="ce16">
            <text:p><text:s/>111.956.304,94<text:s/></text:p>
          </table:table-cell>
          <table:table-cell office:value-type="float" office:value="64283041.950000003" table:style-name="ce16">
            <text:p><text:s/>64.283.041,95<text:s/></text:p>
          </table:table-cell>
          <table:table-cell office:value-type="float" office:value="352150242.39999998" table:style-name="ce16">
            <text:p><text:s/>352.150.242,40<text:s/></text:p>
          </table:table-cell>
          <table:table-cell office:value-type="float" office:value="44242369.049999997" table:style-name="ce16">
            <text:p><text:s/>44.242.369,05<text:s/></text:p>
          </table:table-cell>
          <table:table-cell office:value-type="float" office:value="58853509.810000002" table:style-name="ce16">
            <text:p><text:s/>58.853.509,81<text:s/></text:p>
          </table:table-cell>
          <table:table-cell office:value-type="float" office:value="66973957.710000001" table:style-name="ce16">
            <text:p><text:s/>66.973.957,71<text:s/></text:p>
          </table:table-cell>
          <table:table-cell office:value-type="float" office:value="33619763.119999997" table:style-name="ce16">
            <text:p><text:s/>33.619.763,12<text:s/></text:p>
          </table:table-cell>
          <table:table-cell office:value-type="float" office:value="146689407.08000001" table:style-name="ce16">
            <text:p><text:s/>146.689.407,08<text:s/></text:p>
          </table:table-cell>
          <table:table-cell office:value-type="float" office:value="18585454.25" table:style-name="ce16">
            <text:p><text:s/>18.585.454,25<text:s/></text:p>
          </table:table-cell>
          <table:table-cell office:value-type="float" office:value="325921296.14999998" table:style-name="ce16">
            <text:p><text:s/>325.921.296,15<text:s/></text:p>
          </table:table-cell>
          <table:table-cell office:value-type="float" office:value="1011486739.39" table:style-name="ce16">
            <text:p><text:s/>1.011.486.739,39<text:s/></text:p>
          </table:table-cell>
          <table:table-cell office:value-type="float" office:value="38506305.32" table:style-name="ce16">
            <text:p><text:s/>38.506.305,32<text:s/></text:p>
          </table:table-cell>
          <table:table-cell office:value-type="float" office:value="16791600" table:style-name="ce16">
            <text:p><text:s/>16.791.600,00<text:s/></text:p>
          </table:table-cell>
          <table:table-cell office:value-type="float" office:value="6806357.7599999998" table:style-name="ce16">
            <text:p><text:s/>6.806.357,76<text:s/></text:p>
          </table:table-cell>
          <table:table-cell office:value-type="float" office:value="302554407.41000003" table:style-name="ce16">
            <text:p><text:s/>302.554.407,41<text:s/></text:p>
          </table:table-cell>
          <table:table-cell office:value-type="float" office:value="329262543.55000001" table:style-name="ce16">
            <text:p><text:s/>329.262.543,55<text:s/></text:p>
          </table:table-cell>
          <table:table-cell office:value-type="float" office:value="20587888.23" table:style-name="ce16">
            <text:p><text:s/>20.587.888,23<text:s/></text:p>
          </table:table-cell>
          <table:table-cell office:value-type="float" office:value="2014685574.6500001" table:style-name="ce16">
            <text:p><text:s/>2.014.685.574,65<text:s/></text:p>
          </table:table-cell>
          <table:table-cell office:value-type="float" office:value="14249764.359999999" table:style-name="ce16">
            <text:p><text:s/>14.249.764,36<text:s/></text:p>
          </table:table-cell>
          <table:table-cell office:value-type="float" office:value="5952666370.2399998" table:style-name="ce17">
            <text:p><text:s/>5.952.666.370,2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398.9899999999998" table:style-name="ce16">
            <text:p><text:s/>2.398,99<text:s/></text:p>
          </table:table-cell>
          <table:table-cell office:value-type="float" office:value="7379.06" table:style-name="ce16">
            <text:p><text:s/>7.379,06<text:s/></text:p>
          </table:table-cell>
          <table:table-cell office:value-type="float" office:value="40702.81" table:style-name="ce16">
            <text:p><text:s/>40.702,81<text:s/></text:p>
          </table:table-cell>
          <table:table-cell office:value-type="float" office:value="897.44" table:style-name="ce16">
            <text:p><text:s/>897,44<text:s/></text:p>
          </table:table-cell>
          <table:table-cell office:value-type="float" office:value="160047.31" table:style-name="ce16">
            <text:p><text:s/>160.047,31<text:s/></text:p>
          </table:table-cell>
          <table:table-cell office:value-type="float" office:value="3791364.92" table:style-name="ce16">
            <text:p><text:s/>3.791.364,92<text:s/></text:p>
          </table:table-cell>
          <table:table-cell office:value-type="float" office:value="7275237.5" table:style-name="ce16">
            <text:p><text:s/>7.275.237,50<text:s/></text:p>
          </table:table-cell>
          <table:table-cell office:value-type="float" office:value="757320.98" table:style-name="ce16">
            <text:p><text:s/>757.320,98<text:s/></text:p>
          </table:table-cell>
          <table:table-cell office:value-type="float" office:value="64829.78" table:style-name="ce16">
            <text:p><text:s/>64.829,78<text:s/></text:p>
          </table:table-cell>
          <table:table-cell office:value-type="float" office:value="4868.25" table:style-name="ce16">
            <text:p><text:s/>4.868,25<text:s/></text:p>
          </table:table-cell>
          <table:table-cell office:value-type="float" office:value="5858596.2400000002" table:style-name="ce16">
            <text:p><text:s/>5.858.596,24<text:s/></text:p>
          </table:table-cell>
          <table:table-cell office:value-type="float" office:value="2571.9899999999998" table:style-name="ce16">
            <text:p><text:s/>2.571,99<text:s/></text:p>
          </table:table-cell>
          <table:table-cell office:value-type="float" office:value="36794.720000000001" table:style-name="ce16">
            <text:p><text:s/>36.794,72<text:s/></text:p>
          </table:table-cell>
          <table:table-cell office:value-type="float" office:value="1996721.78" table:style-name="ce16">
            <text:p><text:s/>1.996.721,78<text:s/></text:p>
          </table:table-cell>
          <table:table-cell office:value-type="float" office:value="2717.3" table:style-name="ce16">
            <text:p><text:s/>2.717,30<text:s/></text:p>
          </table:table-cell>
          <table:table-cell office:value-type="float" office:value="224912.02" table:style-name="ce16">
            <text:p><text:s/>224.912,02<text:s/></text:p>
          </table:table-cell>
          <table:table-cell office:value-type="float" office:value="4387.6499999999996" table:style-name="ce16">
            <text:p><text:s/>4.387,65<text:s/></text:p>
          </table:table-cell>
          <table:table-cell office:value-type="float" office:value="1838603.72" table:style-name="ce16">
            <text:p><text:s/>1.838.603,72<text:s/></text:p>
          </table:table-cell>
          <table:table-cell office:value-type="float" office:value="31174282.120000001" table:style-name="ce16">
            <text:p><text:s/>31.174.282,12<text:s/></text:p>
          </table:table-cell>
          <table:table-cell office:value-type="float" office:value="8140.78" table:style-name="ce16">
            <text:p><text:s/>8.140,78<text:s/></text:p>
          </table:table-cell>
          <table:table-cell office:value-type="float" office:value="41894.31" table:style-name="ce16">
            <text:p><text:s/>41.894,31<text:s/></text:p>
          </table:table-cell>
          <table:table-cell office:value-type="float" office:value="5454.29" table:style-name="ce16">
            <text:p><text:s/>5.454,29<text:s/></text:p>
          </table:table-cell>
          <table:table-cell office:value-type="float" office:value="6897356.9800000004" table:style-name="ce16">
            <text:p><text:s/>6.897.356,98<text:s/></text:p>
          </table:table-cell>
          <table:table-cell office:value-type="float" office:value="274535.84000000003" table:style-name="ce16">
            <text:p><text:s/>274.535,84<text:s/></text:p>
          </table:table-cell>
          <table:table-cell office:value-type="float" office:value="306051.65999999997" table:style-name="ce16">
            <text:p><text:s/>306.051,66<text:s/></text:p>
          </table:table-cell>
          <table:table-cell office:value-type="float" office:value="134187743.95" table:style-name="ce16">
            <text:p><text:s/>134.187.743,95<text:s/></text:p>
          </table:table-cell>
          <table:table-cell office:value-type="float" office:value="4432.6899999999996" table:style-name="ce16">
            <text:p><text:s/>4.432,69<text:s/></text:p>
          </table:table-cell>
          <table:table-cell office:value-type="float" office:value="194970245.07999998" table:style-name="ce17">
            <text:p><text:s/>194.970.245,0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103542.6499999994" table:style-name="ce16">
            <text:p><text:s/>8.103.542,65<text:s/></text:p>
          </table:table-cell>
          <table:table-cell office:value-type="float" office:value="19231033.210000001" table:style-name="ce16">
            <text:p><text:s/>19.231.033,21<text:s/></text:p>
          </table:table-cell>
          <table:table-cell office:value-type="float" office:value="104434061.18999998" table:style-name="ce16">
            <text:p><text:s/>104.434.061,19<text:s/></text:p>
          </table:table-cell>
          <table:table-cell office:value-type="float" office:value="6647867.3299999991" table:style-name="ce16">
            <text:p><text:s/>6.647.867,33<text:s/></text:p>
          </table:table-cell>
          <table:table-cell office:value-type="float" office:value="154450711.55000001" table:style-name="ce16">
            <text:p><text:s/>154.450.711,55<text:s/></text:p>
          </table:table-cell>
          <table:table-cell office:value-type="float" office:value="101056517.68000001" table:style-name="ce16">
            <text:p><text:s/>101.056.517,68<text:s/></text:p>
          </table:table-cell>
          <table:table-cell office:value-type="float" office:value="456110643.12" table:style-name="ce16">
            <text:p><text:s/>456.110.643,12<text:s/></text:p>
          </table:table-cell>
          <table:table-cell office:value-type="float" office:value="112390117.37000002" table:style-name="ce16">
            <text:p><text:s/>112.390.117,37<text:s/></text:p>
          </table:table-cell>
          <table:table-cell office:value-type="float" office:value="111891475.16000001" table:style-name="ce16">
            <text:p><text:s/>111.891.475,16<text:s/></text:p>
          </table:table-cell>
          <table:table-cell office:value-type="float" office:value="64278173.699999996" table:style-name="ce16">
            <text:p><text:s/>64.278.173,70<text:s/></text:p>
          </table:table-cell>
          <table:table-cell office:value-type="float" office:value="346291646.16000009" table:style-name="ce16">
            <text:p><text:s/>346.291.646,16<text:s/></text:p>
          </table:table-cell>
          <table:table-cell office:value-type="float" office:value="44239797.060000002" table:style-name="ce16">
            <text:p><text:s/>44.239.797,06<text:s/></text:p>
          </table:table-cell>
          <table:table-cell office:value-type="float" office:value="58816715.090000004" table:style-name="ce16">
            <text:p><text:s/>58.816.715,09<text:s/></text:p>
          </table:table-cell>
          <table:table-cell office:value-type="float" office:value="64977235.93" table:style-name="ce16">
            <text:p><text:s/>64.977.235,93<text:s/></text:p>
          </table:table-cell>
          <table:table-cell office:value-type="float" office:value="33617045.82" table:style-name="ce16">
            <text:p><text:s/>33.617.045,82<text:s/></text:p>
          </table:table-cell>
          <table:table-cell office:value-type="float" office:value="146464495.06" table:style-name="ce16">
            <text:p><text:s/>146.464.495,06<text:s/></text:p>
          </table:table-cell>
          <table:table-cell office:value-type="float" office:value="18581066.599999998" table:style-name="ce16">
            <text:p><text:s/>18.581.066,60<text:s/></text:p>
          </table:table-cell>
          <table:table-cell office:value-type="float" office:value="324082692.42999995" table:style-name="ce16">
            <text:p><text:s/>324.082.692,43<text:s/></text:p>
          </table:table-cell>
          <table:table-cell office:value-type="float" office:value="980312457.26999986" table:style-name="ce16">
            <text:p><text:s/>980.312.457,27<text:s/></text:p>
          </table:table-cell>
          <table:table-cell office:value-type="float" office:value="38498164.539999999" table:style-name="ce16">
            <text:p><text:s/>38.498.164,54<text:s/></text:p>
          </table:table-cell>
          <table:table-cell office:value-type="float" office:value="16749705.690000001" table:style-name="ce16">
            <text:p><text:s/>16.749.705,69<text:s/></text:p>
          </table:table-cell>
          <table:table-cell office:value-type="float" office:value="6800903.4700000007" table:style-name="ce16">
            <text:p><text:s/>6.800.903,47<text:s/></text:p>
          </table:table-cell>
          <table:table-cell office:value-type="float" office:value="295657050.43000001" table:style-name="ce16">
            <text:p><text:s/>295.657.050,43<text:s/></text:p>
          </table:table-cell>
          <table:table-cell office:value-type="float" office:value="328988007.70999998" table:style-name="ce16">
            <text:p><text:s/>328.988.007,71<text:s/></text:p>
          </table:table-cell>
          <table:table-cell office:value-type="float" office:value="20281836.57" table:style-name="ce16">
            <text:p><text:s/>20.281.836,57<text:s/></text:p>
          </table:table-cell>
          <table:table-cell office:value-type="float" office:value="1880497830.7" table:style-name="ce16">
            <text:p><text:s/>1.880.497.830,70<text:s/></text:p>
          </table:table-cell>
          <table:table-cell office:value-type="float" office:value="14245331.670000002" table:style-name="ce16">
            <text:p><text:s/>14.245.331,67<text:s/></text:p>
          </table:table-cell>
          <table:table-cell office:value-type="float" office:value="5757696125.1599998" table:style-name="ce17">
            <text:p><text:s/>5.757.696.125,1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4788856.6500000004" table:style-name="ce16">
            <text:p><text:s/>4.788.856,65<text:s/></text:p>
          </table:table-cell>
          <table:table-cell office:value-type="float" office:value="19434292.079999998" table:style-name="ce16">
            <text:p><text:s/>19.434.292,08<text:s/></text:p>
          </table:table-cell>
          <table:table-cell office:value-type="float" office:value="171183570.31999999" table:style-name="ce16">
            <text:p><text:s/>171.183.570,32<text:s/></text:p>
          </table:table-cell>
          <table:table-cell office:value-type="float" office:value="4861803.0999999996" table:style-name="ce16">
            <text:p><text:s/>4.861.803,10<text:s/></text:p>
          </table:table-cell>
          <table:table-cell office:value-type="float" office:value="103121096.03" table:style-name="ce16">
            <text:p><text:s/>103.121.096,03<text:s/></text:p>
          </table:table-cell>
          <table:table-cell office:value-type="float" office:value="89183972.989999995" table:style-name="ce16">
            <text:p><text:s/>89.183.972,99<text:s/></text:p>
          </table:table-cell>
          <table:table-cell office:value-type="float" office:value="377545832" table:style-name="ce16">
            <text:p><text:s/>377.545.832,00<text:s/></text:p>
          </table:table-cell>
          <table:table-cell office:value-type="float" office:value="71792330.340000004" table:style-name="ce16">
            <text:p><text:s/>71.792.330,34<text:s/></text:p>
          </table:table-cell>
          <table:table-cell office:value-type="float" office:value="85843974.769999996" table:style-name="ce16">
            <text:p><text:s/>85.843.974,77<text:s/></text:p>
          </table:table-cell>
          <table:table-cell office:value-type="float" office:value="27284855.93" table:style-name="ce16">
            <text:p><text:s/>27.284.855,93<text:s/></text:p>
          </table:table-cell>
          <table:table-cell office:value-type="float" office:value="447438413.14999998" table:style-name="ce16">
            <text:p><text:s/>447.438.413,15<text:s/></text:p>
          </table:table-cell>
          <table:table-cell office:value-type="float" office:value="32143246.039999999" table:style-name="ce16">
            <text:p><text:s/>32.143.246,04<text:s/></text:p>
          </table:table-cell>
          <table:table-cell office:value-type="float" office:value="66739243.219999999" table:style-name="ce16">
            <text:p><text:s/>66.739.243,22<text:s/></text:p>
          </table:table-cell>
          <table:table-cell office:value-type="float" office:value="72607887.590000004" table:style-name="ce16">
            <text:p><text:s/>72.607.887,59<text:s/></text:p>
          </table:table-cell>
          <table:table-cell office:value-type="float" office:value="25111503.48" table:style-name="ce16">
            <text:p><text:s/>25.111.503,48<text:s/></text:p>
          </table:table-cell>
          <table:table-cell office:value-type="float" office:value="101377704.13" table:style-name="ce16">
            <text:p><text:s/>101.377.704,13<text:s/></text:p>
          </table:table-cell>
          <table:table-cell office:value-type="float" office:value="17935293.82" table:style-name="ce16">
            <text:p><text:s/>17.935.293,82<text:s/></text:p>
          </table:table-cell>
          <table:table-cell office:value-type="float" office:value="307490485.13" table:style-name="ce16">
            <text:p><text:s/>307.490.485,13<text:s/></text:p>
          </table:table-cell>
          <table:table-cell office:value-type="float" office:value="1593623143.0799999" table:style-name="ce16">
            <text:p><text:s/>1.593.623.143,08<text:s/></text:p>
          </table:table-cell>
          <table:table-cell office:value-type="float" office:value="24356152.699999999" table:style-name="ce16">
            <text:p><text:s/>24.356.152,70<text:s/></text:p>
          </table:table-cell>
          <table:table-cell office:value-type="float" office:value="12647779.17" table:style-name="ce16">
            <text:p><text:s/>12.647.779,17<text:s/></text:p>
          </table:table-cell>
          <table:table-cell office:value-type="float" office:value="5999503.8799999999" table:style-name="ce16">
            <text:p><text:s/>5.999.503,88<text:s/></text:p>
          </table:table-cell>
          <table:table-cell office:value-type="float" office:value="276076672.20999998" table:style-name="ce16">
            <text:p><text:s/>276.076.672,21<text:s/></text:p>
          </table:table-cell>
          <table:table-cell office:value-type="float" office:value="199385434.84999999" table:style-name="ce16">
            <text:p><text:s/>199.385.434,85<text:s/></text:p>
          </table:table-cell>
          <table:table-cell office:value-type="float" office:value="16960975.420000002" table:style-name="ce16">
            <text:p><text:s/>16.960.975,42<text:s/></text:p>
          </table:table-cell>
          <table:table-cell office:value-type="float" office:value="2139150442.46" table:style-name="ce16">
            <text:p><text:s/>2.139.150.442,46<text:s/></text:p>
          </table:table-cell>
          <table:table-cell office:value-type="float" office:value="10522024.949999999" table:style-name="ce16">
            <text:p><text:s/>10.522.024,95<text:s/></text:p>
          </table:table-cell>
          <table:table-cell office:value-type="float" office:value="6304606489.4899988" table:style-name="ce17">
            <text:p><text:s/>6.304.606.489,4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6955.22" table:style-name="ce16">
            <text:p><text:s/>6.955,22<text:s/></text:p>
          </table:table-cell>
          <table:table-cell office:value-type="float" office:value="5412.42" table:style-name="ce16">
            <text:p><text:s/>5.412,42<text:s/></text:p>
          </table:table-cell>
          <table:table-cell office:value-type="float" office:value="178926.42" table:style-name="ce16">
            <text:p><text:s/>178.926,4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52415.12" table:style-name="ce16">
            <text:p><text:s/>252.415,12<text:s/></text:p>
          </table:table-cell>
          <table:table-cell office:value-type="float" office:value="14606481.720000001" table:style-name="ce16">
            <text:p><text:s/>14.606.481,72<text:s/></text:p>
          </table:table-cell>
          <table:table-cell office:value-type="float" office:value="123484930.36" table:style-name="ce16">
            <text:p><text:s/>123.484.930,36<text:s/></text:p>
          </table:table-cell>
          <table:table-cell office:value-type="float" office:value="5445992.71" table:style-name="ce16">
            <text:p><text:s/>5.445.992,71<text:s/></text:p>
          </table:table-cell>
          <table:table-cell office:value-type="float" office:value="477000.33" table:style-name="ce16">
            <text:p><text:s/>477.000,3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5213735.530000001" table:style-name="ce16">
            <text:p><text:s/>85.213.735,53<text:s/></text:p>
          </table:table-cell>
          <table:table-cell office:value-type="float" office:value="53754.06" table:style-name="ce16">
            <text:p><text:s/>53.754,06<text:s/></text:p>
          </table:table-cell>
          <table:table-cell office:value-type="float" office:value="653985.51" table:style-name="ce16">
            <text:p><text:s/>653.985,51<text:s/></text:p>
          </table:table-cell>
          <table:table-cell office:value-type="float" office:value="14453031.029999999" table:style-name="ce16">
            <text:p><text:s/>14.453.031,03<text:s/></text:p>
          </table:table-cell>
          <table:table-cell office:value-type="float" office:value="373.1" table:style-name="ce16">
            <text:p><text:s/>373,10<text:s/></text:p>
          </table:table-cell>
          <table:table-cell office:value-type="float" office:value="72295.539999999994" table:style-name="ce16">
            <text:p><text:s/>72.295,54<text:s/></text:p>
          </table:table-cell>
          <table:table-cell office:value-type="float" office:value="2883.03" table:style-name="ce16">
            <text:p><text:s/>2.883,03<text:s/></text:p>
          </table:table-cell>
          <table:table-cell office:value-type="float" office:value="10715104.74" table:style-name="ce16">
            <text:p><text:s/>10.715.104,74<text:s/></text:p>
          </table:table-cell>
          <table:table-cell office:value-type="float" office:value="75340591.719999999" table:style-name="ce16">
            <text:p><text:s/>75.340.591,72<text:s/></text:p>
          </table:table-cell>
          <table:table-cell office:value-type="float" office:value="18246.419999999998" table:style-name="ce16">
            <text:p><text:s/>18.246,42<text:s/></text:p>
          </table:table-cell>
          <table:table-cell office:value-type="float" office:value="154174.67000000001" table:style-name="ce16">
            <text:p><text:s/>154.174,67<text:s/></text:p>
          </table:table-cell>
          <table:table-cell office:value-type="float" office:value="1878.41" table:style-name="ce16">
            <text:p><text:s/>1.878,41<text:s/></text:p>
          </table:table-cell>
          <table:table-cell office:value-type="float" office:value="22608094.309999999" table:style-name="ce16">
            <text:p><text:s/>22.608.094,31<text:s/></text:p>
          </table:table-cell>
          <table:table-cell office:value-type="float" office:value="1005815.25" table:style-name="ce16">
            <text:p><text:s/>1.005.815,25<text:s/></text:p>
          </table:table-cell>
          <table:table-cell office:value-type="float" office:value="1386206.48" table:style-name="ce16">
            <text:p><text:s/>1.386.206,48<text:s/></text:p>
          </table:table-cell>
          <table:table-cell office:value-type="float" office:value="370458346.99000001" table:style-name="ce16">
            <text:p><text:s/>370.458.346,99<text:s/></text:p>
          </table:table-cell>
          <table:table-cell office:value-type="float" office:value="30969.75" table:style-name="ce16">
            <text:p><text:s/>30.969,75<text:s/></text:p>
          </table:table-cell>
          <table:table-cell office:value-type="float" office:value="726627600.84000015" table:style-name="ce17">
            <text:p><text:s/>726.627.600,8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4781901.4300000006" table:style-name="ce16">
            <text:p><text:s/>4.781.901,43<text:s/></text:p>
          </table:table-cell>
          <table:table-cell office:value-type="float" office:value="19428879.660000004" table:style-name="ce16">
            <text:p><text:s/>19.428.879,66<text:s/></text:p>
          </table:table-cell>
          <table:table-cell office:value-type="float" office:value="171004643.90000001" table:style-name="ce16">
            <text:p><text:s/>171.004.643,90<text:s/></text:p>
          </table:table-cell>
          <table:table-cell office:value-type="float" office:value="4861803.0999999996" table:style-name="ce16">
            <text:p><text:s/>4.861.803,10<text:s/></text:p>
          </table:table-cell>
          <table:table-cell office:value-type="float" office:value="102868680.91000001" table:style-name="ce16">
            <text:p><text:s/>102.868.680,91<text:s/></text:p>
          </table:table-cell>
          <table:table-cell office:value-type="float" office:value="74577491.269999996" table:style-name="ce16">
            <text:p><text:s/>74.577.491,27<text:s/></text:p>
          </table:table-cell>
          <table:table-cell office:value-type="float" office:value="254060901.63999999" table:style-name="ce16">
            <text:p><text:s/>254.060.901,64<text:s/></text:p>
          </table:table-cell>
          <table:table-cell office:value-type="float" office:value="66346337.630000003" table:style-name="ce16">
            <text:p><text:s/>66.346.337,63<text:s/></text:p>
          </table:table-cell>
          <table:table-cell office:value-type="float" office:value="85366974.439999998" table:style-name="ce16">
            <text:p><text:s/>85.366.974,44<text:s/></text:p>
          </table:table-cell>
          <table:table-cell office:value-type="float" office:value="27284855.929999996" table:style-name="ce16">
            <text:p><text:s/>27.284.855,93<text:s/></text:p>
          </table:table-cell>
          <table:table-cell office:value-type="float" office:value="362224677.62" table:style-name="ce16">
            <text:p><text:s/>362.224.677,62<text:s/></text:p>
          </table:table-cell>
          <table:table-cell office:value-type="float" office:value="32089491.98" table:style-name="ce16">
            <text:p><text:s/>32.089.491,98<text:s/></text:p>
          </table:table-cell>
          <table:table-cell office:value-type="float" office:value="66085257.710000001" table:style-name="ce16">
            <text:p><text:s/>66.085.257,71<text:s/></text:p>
          </table:table-cell>
          <table:table-cell office:value-type="float" office:value="58154856.560000002" table:style-name="ce16">
            <text:p><text:s/>58.154.856,56<text:s/></text:p>
          </table:table-cell>
          <table:table-cell office:value-type="float" office:value="25111130.379999999" table:style-name="ce16">
            <text:p><text:s/>25.111.130,38<text:s/></text:p>
          </table:table-cell>
          <table:table-cell office:value-type="float" office:value="101305408.58999999" table:style-name="ce16">
            <text:p><text:s/>101.305.408,59<text:s/></text:p>
          </table:table-cell>
          <table:table-cell office:value-type="float" office:value="17932410.789999999" table:style-name="ce16">
            <text:p><text:s/>17.932.410,79<text:s/></text:p>
          </table:table-cell>
          <table:table-cell office:value-type="float" office:value="296775380.39000005" table:style-name="ce16">
            <text:p><text:s/>296.775.380,39<text:s/></text:p>
          </table:table-cell>
          <table:table-cell office:value-type="float" office:value="1518282551.3599999" table:style-name="ce16">
            <text:p><text:s/>1.518.282.551,36<text:s/></text:p>
          </table:table-cell>
          <table:table-cell office:value-type="float" office:value="24337906.279999997" table:style-name="ce16">
            <text:p><text:s/>24.337.906,28<text:s/></text:p>
          </table:table-cell>
          <table:table-cell office:value-type="float" office:value="12493604.5" table:style-name="ce16">
            <text:p><text:s/>12.493.604,50<text:s/></text:p>
          </table:table-cell>
          <table:table-cell office:value-type="float" office:value="5997625.4699999997" table:style-name="ce16">
            <text:p><text:s/>5.997.625,47<text:s/></text:p>
          </table:table-cell>
          <table:table-cell office:value-type="float" office:value="253468577.90000001" table:style-name="ce16">
            <text:p><text:s/>253.468.577,90<text:s/></text:p>
          </table:table-cell>
          <table:table-cell office:value-type="float" office:value="198379619.59999999" table:style-name="ce16">
            <text:p><text:s/>198.379.619,60<text:s/></text:p>
          </table:table-cell>
          <table:table-cell office:value-type="float" office:value="15574768.939999999" table:style-name="ce16">
            <text:p><text:s/>15.574.768,94<text:s/></text:p>
          </table:table-cell>
          <table:table-cell office:value-type="float" office:value="1768692095.4700003" table:style-name="ce16">
            <text:p><text:s/>1.768.692.095,47<text:s/></text:p>
          </table:table-cell>
          <table:table-cell office:value-type="float" office:value="10491055.200000001" table:style-name="ce16">
            <text:p><text:s/>10.491.055,20<text:s/></text:p>
          </table:table-cell>
          <table:table-cell office:value-type="float" office:value="5577978888.6500006" table:style-name="ce17">
            <text:p><text:s/>5.577.978.888,6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4078.98" table:style-name="ce16">
            <text:p><text:s/>14.078,9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660.16" table:style-name="ce16">
            <text:p><text:s/>1.660,16<text:s/></text:p>
          </table:table-cell>
          <table:table-cell office:value-type="float" office:value="4259035.13" table:style-name="ce16">
            <text:p><text:s/>4.259.035,1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2742.68" table:style-name="ce16">
            <text:p><text:s/>32.742,68<text:s/></text:p>
          </table:table-cell>
          <table:table-cell office:value-type="float" office:value="4877.71" table:style-name="ce16">
            <text:p><text:s/>4.877,71<text:s/></text:p>
          </table:table-cell>
          <table:table-cell office:value-type="float" office:value="3364843.1" table:style-name="ce16">
            <text:p><text:s/>3.364.843,10<text:s/></text:p>
          </table:table-cell>
          <table:table-cell office:value-type="float" office:value="185.56" table:style-name="ce16">
            <text:p><text:s/>185,5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90517.47" table:style-name="ce16">
            <text:p><text:s/>390.517,47<text:s/></text:p>
          </table:table-cell>
          <table:table-cell office:value-type="float" office:value="2530342.39" table:style-name="ce16">
            <text:p><text:s/>2.530.342,3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337911.9000000004" table:style-name="ce16">
            <text:p><text:s/>4.337.911,9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976362.2800000003" table:style-name="ce16">
            <text:p><text:s/>5.976.362,28<text:s/></text:p>
          </table:table-cell>
          <table:table-cell office:value-type="float" office:value="181288824.28" table:style-name="ce16">
            <text:p><text:s/>181.288.824,28<text:s/></text:p>
          </table:table-cell>
          <table:table-cell office:value-type="float" office:value="633.99" table:style-name="ce16">
            <text:p><text:s/>633,9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581754.02" table:style-name="ce16">
            <text:p><text:s/>1.581.754,0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012544.9699999997" table:style-name="ce16">
            <text:p><text:s/>7.012.544,9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10796314.62" table:style-name="ce17">
            <text:p><text:s/>210.796.314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203680.0700000003" table:style-name="ce16">
            <text:p><text:s/>8.203.680,07<text:s/></text:p>
          </table:table-cell>
          <table:table-cell office:value-type="float" office:value="26836819.16" table:style-name="ce16">
            <text:p><text:s/>26.836.819,16<text:s/></text:p>
          </table:table-cell>
          <table:table-cell office:value-type="float" office:value="27802783.800000001" table:style-name="ce16">
            <text:p><text:s/>27.802.783,80<text:s/></text:p>
          </table:table-cell>
          <table:table-cell office:value-type="float" office:value="24389129.350000001" table:style-name="ce16">
            <text:p><text:s/>24.389.129,35<text:s/></text:p>
          </table:table-cell>
          <table:table-cell office:value-type="float" office:value="72985990.939999998" table:style-name="ce16">
            <text:p><text:s/>72.985.990,94<text:s/></text:p>
          </table:table-cell>
          <table:table-cell office:value-type="float" office:value="55595689.829999998" table:style-name="ce16">
            <text:p><text:s/>55.595.689,83<text:s/></text:p>
          </table:table-cell>
          <table:table-cell office:value-type="float" office:value="1505869563.0799999" table:style-name="ce16">
            <text:p><text:s/>1.505.869.563,08<text:s/></text:p>
          </table:table-cell>
          <table:table-cell office:value-type="float" office:value="33164938.370000001" table:style-name="ce16">
            <text:p><text:s/>33.164.938,37<text:s/></text:p>
          </table:table-cell>
          <table:table-cell office:value-type="float" office:value="66379624.460000001" table:style-name="ce16">
            <text:p><text:s/>66.379.624,46<text:s/></text:p>
          </table:table-cell>
          <table:table-cell office:value-type="float" office:value="30897275.899999999" table:style-name="ce16">
            <text:p><text:s/>30.897.275,90<text:s/></text:p>
          </table:table-cell>
          <table:table-cell office:value-type="float" office:value="188272854.47" table:style-name="ce16">
            <text:p><text:s/>188.272.854,47<text:s/></text:p>
          </table:table-cell>
          <table:table-cell office:value-type="float" office:value="26419054.879999999" table:style-name="ce16">
            <text:p><text:s/>26.419.054,88<text:s/></text:p>
          </table:table-cell>
          <table:table-cell office:value-type="float" office:value="27936314.329999998" table:style-name="ce16">
            <text:p><text:s/>27.936.314,33<text:s/></text:p>
          </table:table-cell>
          <table:table-cell office:value-type="float" office:value="49947218.719999999" table:style-name="ce16">
            <text:p><text:s/>49.947.218,72<text:s/></text:p>
          </table:table-cell>
          <table:table-cell office:value-type="float" office:value="57088626.240000002" table:style-name="ce16">
            <text:p><text:s/>57.088.626,24<text:s/></text:p>
          </table:table-cell>
          <table:table-cell office:value-type="float" office:value="106667476.22" table:style-name="ce16">
            <text:p><text:s/>106.667.476,22<text:s/></text:p>
          </table:table-cell>
          <table:table-cell office:value-type="float" office:value="25127161.82" table:style-name="ce16">
            <text:p><text:s/>25.127.161,82<text:s/></text:p>
          </table:table-cell>
          <table:table-cell office:value-type="float" office:value="85271289.870000005" table:style-name="ce16">
            <text:p><text:s/>85.271.289,87<text:s/></text:p>
          </table:table-cell>
          <table:table-cell office:value-type="float" office:value="300208708.19999999" table:style-name="ce16">
            <text:p><text:s/>300.208.708,20<text:s/></text:p>
          </table:table-cell>
          <table:table-cell office:value-type="float" office:value="45434568.32" table:style-name="ce16">
            <text:p><text:s/>45.434.568,32<text:s/></text:p>
          </table:table-cell>
          <table:table-cell office:value-type="float" office:value="20575512.559999999" table:style-name="ce16">
            <text:p><text:s/>20.575.512,56<text:s/></text:p>
          </table:table-cell>
          <table:table-cell office:value-type="float" office:value="10067917.02" table:style-name="ce16">
            <text:p><text:s/>10.067.917,02<text:s/></text:p>
          </table:table-cell>
          <table:table-cell office:value-type="float" office:value="145767620.75999999" table:style-name="ce16">
            <text:p><text:s/>145.767.620,76<text:s/></text:p>
          </table:table-cell>
          <table:table-cell office:value-type="float" office:value="64767624.25" table:style-name="ce16">
            <text:p><text:s/>64.767.624,25<text:s/></text:p>
          </table:table-cell>
          <table:table-cell office:value-type="float" office:value="21287353.079999998" table:style-name="ce16">
            <text:p><text:s/>21.287.353,08<text:s/></text:p>
          </table:table-cell>
          <table:table-cell office:value-type="float" office:value="171531130.49000001" table:style-name="ce16">
            <text:p><text:s/>171.531.130,49<text:s/></text:p>
          </table:table-cell>
          <table:table-cell office:value-type="float" office:value="11966508.140000001" table:style-name="ce16">
            <text:p><text:s/>11.966.508,14<text:s/></text:p>
          </table:table-cell>
          <table:table-cell office:value-type="float" office:value="3210462434.3299994" table:style-name="ce17">
            <text:p><text:s/>3.210.462.434,3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51894.89999999997" table:style-name="ce16">
            <text:p><text:s/>351.894,90<text:s/></text:p>
          </table:table-cell>
          <table:table-cell office:value-type="float" office:value="22337022.780000001" table:style-name="ce16">
            <text:p><text:s/>22.337.022,78<text:s/></text:p>
          </table:table-cell>
          <table:table-cell office:value-type="float" office:value="10111059.380000001" table:style-name="ce16">
            <text:p><text:s/>10.111.059,38<text:s/></text:p>
          </table:table-cell>
          <table:table-cell office:value-type="float" office:value="426949.54" table:style-name="ce16">
            <text:p><text:s/>426.949,54<text:s/></text:p>
          </table:table-cell>
          <table:table-cell office:value-type="float" office:value="-2734324.99" table:style-name="ce16">
            <text:p>-2.734.324,99<text:s/></text:p>
          </table:table-cell>
          <table:table-cell office:value-type="float" office:value="12031087.93" table:style-name="ce16">
            <text:p><text:s/>12.031.087,93<text:s/></text:p>
          </table:table-cell>
          <table:table-cell office:value-type="float" office:value="712146884.40999997" table:style-name="ce16">
            <text:p><text:s/>712.146.884,41<text:s/></text:p>
          </table:table-cell>
          <table:table-cell office:value-type="float" office:value="7589258.169999999" table:style-name="ce16">
            <text:p><text:s/>7.589.258,17<text:s/></text:p>
          </table:table-cell>
          <table:table-cell office:value-type="float" office:value="21216887.390000001" table:style-name="ce16">
            <text:p><text:s/>21.216.887,39<text:s/></text:p>
          </table:table-cell>
          <table:table-cell office:value-type="float" office:value="3053591.69" table:style-name="ce16">
            <text:p><text:s/>3.053.591,69<text:s/></text:p>
          </table:table-cell>
          <table:table-cell office:value-type="float" office:value="4982380.2999999989" table:style-name="ce16">
            <text:p><text:s/>4.982.380,30<text:s/></text:p>
          </table:table-cell>
          <table:table-cell office:value-type="float" office:value="1747613.53" table:style-name="ce16">
            <text:p><text:s/>1.747.613,53<text:s/></text:p>
          </table:table-cell>
          <table:table-cell office:value-type="float" office:value="11843596.67" table:style-name="ce16">
            <text:p><text:s/>11.843.596,67<text:s/></text:p>
          </table:table-cell>
          <table:table-cell office:value-type="float" office:value="3288614.4" table:style-name="ce16">
            <text:p><text:s/>3.288.614,40<text:s/></text:p>
          </table:table-cell>
          <table:table-cell office:value-type="float" office:value="1498768.52" table:style-name="ce16">
            <text:p><text:s/>1.498.768,52<text:s/></text:p>
          </table:table-cell>
          <table:table-cell office:value-type="float" office:value="5214345.2500000019" table:style-name="ce16">
            <text:p><text:s/>5.214.345,25<text:s/></text:p>
          </table:table-cell>
          <table:table-cell office:value-type="float" office:value="1804624.6800000002" table:style-name="ce16">
            <text:p><text:s/>1.804.624,68<text:s/></text:p>
          </table:table-cell>
          <table:table-cell office:value-type="float" office:value="35893410.509999998" table:style-name="ce16">
            <text:p><text:s/>35.893.410,51<text:s/></text:p>
          </table:table-cell>
          <table:table-cell office:value-type="float" office:value="506101726.46000004" table:style-name="ce16">
            <text:p><text:s/>506.101.726,46<text:s/></text:p>
          </table:table-cell>
          <table:table-cell office:value-type="float" office:value="2109037.71" table:style-name="ce16">
            <text:p><text:s/>2.109.037,71<text:s/></text:p>
          </table:table-cell>
          <table:table-cell office:value-type="float" office:value="-380391.94000000006" table:style-name="ce16">
            <text:p>-380.391,94<text:s/></text:p>
          </table:table-cell>
          <table:table-cell office:value-type="float" office:value="3232.4400000000023" table:style-name="ce16">
            <text:p><text:s/>3.232,44<text:s/></text:p>
          </table:table-cell>
          <table:table-cell office:value-type="float" office:value="17534045.370000001" table:style-name="ce16">
            <text:p><text:s/>17.534.045,37<text:s/></text:p>
          </table:table-cell>
          <table:table-cell office:value-type="float" office:value="41297226.219999999" table:style-name="ce16">
            <text:p><text:s/>41.297.226,22<text:s/></text:p>
          </table:table-cell>
          <table:table-cell office:value-type="float" office:value="870725.82000000007" table:style-name="ce16">
            <text:p><text:s/>870.725,82<text:s/></text:p>
          </table:table-cell>
          <table:table-cell office:value-type="float" office:value="389793578.11000001" table:style-name="ce16">
            <text:p><text:s/>389.793.578,11<text:s/></text:p>
          </table:table-cell>
          <table:table-cell office:value-type="float" office:value="1005032.5800000001" table:style-name="ce16">
            <text:p><text:s/>1.005.032,58<text:s/></text:p>
          </table:table-cell>
          <table:table-cell office:value-type="float" office:value="1811137877.8299994" table:style-name="ce17">
            <text:p><text:s/>1.811.137.877,83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62600097.829999998" table:style-name="ce20">
            <text:p><text:s/>62.600.097,83<text:s/></text:p>
          </table:table-cell>
          <table:table-cell office:value-type="float" office:value="233863879.27000004" table:style-name="ce20">
            <text:p><text:s/>233.863.879,27<text:s/></text:p>
          </table:table-cell>
          <table:table-cell office:value-type="float" office:value="1154111553.3800001" table:style-name="ce20">
            <text:p><text:s/>1.154.111.553,38<text:s/></text:p>
          </table:table-cell>
          <table:table-cell office:value-type="float" office:value="66779224.899999991" table:style-name="ce20">
            <text:p><text:s/>66.779.224,90<text:s/></text:p>
          </table:table-cell>
          <table:table-cell office:value-type="float" office:value="1595798321.3199999" table:style-name="ce20">
            <text:p><text:s/>1.595.798.321,32<text:s/></text:p>
          </table:table-cell>
          <table:table-cell office:value-type="float" office:value="1184131616.97" table:style-name="ce20">
            <text:p><text:s/>1.184.131.616,97<text:s/></text:p>
          </table:table-cell>
          <table:table-cell office:value-type="float" office:value="8254097099.0500011" table:style-name="ce20">
            <text:p><text:s/>8.254.097.099,05<text:s/></text:p>
          </table:table-cell>
          <table:table-cell office:value-type="float" office:value="1386569540.3599999" table:style-name="ce20">
            <text:p><text:s/>1.386.569.540,36<text:s/></text:p>
          </table:table-cell>
          <table:table-cell office:value-type="float" office:value="1162151009.5" table:style-name="ce20">
            <text:p><text:s/>1.162.151.009,50<text:s/></text:p>
          </table:table-cell>
          <table:table-cell office:value-type="float" office:value="459947489.15999997" table:style-name="ce20">
            <text:p><text:s/>459.947.489,16<text:s/></text:p>
          </table:table-cell>
          <table:table-cell office:value-type="float" office:value="4814526340.0299997" table:style-name="ce20">
            <text:p><text:s/>4.814.526.340,03<text:s/></text:p>
          </table:table-cell>
          <table:table-cell office:value-type="float" office:value="565387944.11999989" table:style-name="ce20">
            <text:p><text:s/>565.387.944,12<text:s/></text:p>
          </table:table-cell>
          <table:table-cell office:value-type="float" office:value="766524009.63999999" table:style-name="ce20">
            <text:p><text:s/>766.524.009,64<text:s/></text:p>
          </table:table-cell>
          <table:table-cell office:value-type="float" office:value="661428521.88" table:style-name="ce20">
            <text:p><text:s/>661.428.521,88<text:s/></text:p>
          </table:table-cell>
          <table:table-cell office:value-type="float" office:value="345307025.81" table:style-name="ce20">
            <text:p><text:s/>345.307.025,81<text:s/></text:p>
          </table:table-cell>
          <table:table-cell office:value-type="float" office:value="1517122810.74" table:style-name="ce20">
            <text:p><text:s/>1.517.122.810,74<text:s/></text:p>
          </table:table-cell>
          <table:table-cell office:value-type="float" office:value="208509452.23999998" table:style-name="ce20">
            <text:p><text:s/>208.509.452,24<text:s/></text:p>
          </table:table-cell>
          <table:table-cell office:value-type="float" office:value="4102379609.79" table:style-name="ce20">
            <text:p><text:s/>4.102.379.609,79<text:s/></text:p>
          </table:table-cell>
          <table:table-cell office:value-type="float" office:value="14916562289.039999" table:style-name="ce20">
            <text:p><text:s/>14.916.562.289,04<text:s/></text:p>
          </table:table-cell>
          <table:table-cell office:value-type="float" office:value="318498021.44" table:style-name="ce20">
            <text:p><text:s/>318.498.021,44<text:s/></text:p>
          </table:table-cell>
          <table:table-cell office:value-type="float" office:value="165464840.53999999" table:style-name="ce20">
            <text:p><text:s/>165.464.840,54<text:s/></text:p>
          </table:table-cell>
          <table:table-cell office:value-type="float" office:value="59608367.959999993" table:style-name="ce20">
            <text:p><text:s/>59.608.367,96<text:s/></text:p>
          </table:table-cell>
          <table:table-cell office:value-type="float" office:value="3864880162.1699996" table:style-name="ce20">
            <text:p><text:s/>3.864.880.162,17<text:s/></text:p>
          </table:table-cell>
          <table:table-cell office:value-type="float" office:value="4239039746.3000002" table:style-name="ce20">
            <text:p><text:s/>4.239.039.746,30<text:s/></text:p>
          </table:table-cell>
          <table:table-cell office:value-type="float" office:value="209290450.05000001" table:style-name="ce20">
            <text:p><text:s/>209.290.450,05<text:s/></text:p>
          </table:table-cell>
          <table:table-cell office:value-type="float" office:value="30324817973.519997" table:style-name="ce20">
            <text:p><text:s/>30.324.817.973,52<text:s/></text:p>
          </table:table-cell>
          <table:table-cell office:value-type="float" office:value="132262850.24000001" table:style-name="ce20">
            <text:p><text:s/>132.262.850,24<text:s/></text:p>
          </table:table-cell>
          <table:table-cell office:value-type="float" office:value="82771660247.250015" table:style-name="ce21">
            <text:p><text:s/>82.771.660.247,25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2387726.97384315" table:style-name="ce24">
            <text:p><text:s/>62.387.726,97<text:s/></text:p>
          </table:table-cell>
          <table:table-cell office:value-type="float" office:value="229030902.32485008" table:style-name="ce24">
            <text:p><text:s/>229.030.902,32<text:s/></text:p>
          </table:table-cell>
          <table:table-cell office:value-type="float" office:value="376928287.64637583" table:style-name="ce24">
            <text:p><text:s/>376.928.287,65<text:s/></text:p>
          </table:table-cell>
          <table:table-cell office:value-type="float" office:value="43568171.520814933" table:style-name="ce24">
            <text:p><text:s/>43.568.171,52<text:s/></text:p>
          </table:table-cell>
          <table:table-cell office:value-type="float" office:value="1079231025.4439559" table:style-name="ce24">
            <text:p><text:s/>1.079.231.025,44<text:s/></text:p>
          </table:table-cell>
          <table:table-cell office:value-type="float" office:value="826499642.97538245" table:style-name="ce24">
            <text:p><text:s/>826.499.642,98<text:s/></text:p>
          </table:table-cell>
          <table:table-cell office:value-type="float" office:value="1546958824.8866267" table:style-name="ce24">
            <text:p><text:s/>1.546.958.824,89<text:s/></text:p>
          </table:table-cell>
          <table:table-cell office:value-type="float" office:value="562417916.00954676" table:style-name="ce24">
            <text:p><text:s/>562.417.916,01<text:s/></text:p>
          </table:table-cell>
          <table:table-cell office:value-type="float" office:value="735995660.39726722" table:style-name="ce24">
            <text:p><text:s/>735.995.660,40<text:s/></text:p>
          </table:table-cell>
          <table:table-cell office:value-type="float" office:value="334576244.23125643" table:style-name="ce24">
            <text:p><text:s/>334.576.244,23<text:s/></text:p>
          </table:table-cell>
          <table:table-cell office:value-type="float" office:value="2996754056.9514103" table:style-name="ce24">
            <text:p><text:s/>2.996.754.056,95<text:s/></text:p>
          </table:table-cell>
          <table:table-cell office:value-type="float" office:value="348489233.53077525" table:style-name="ce24">
            <text:p><text:s/>348.489.233,53<text:s/></text:p>
          </table:table-cell>
          <table:table-cell office:value-type="float" office:value="534595000.39576298" table:style-name="ce24">
            <text:p><text:s/>534.595.000,40<text:s/></text:p>
          </table:table-cell>
          <table:table-cell office:value-type="float" office:value="535925878.52694058" table:style-name="ce24">
            <text:p><text:s/>535.925.878,53<text:s/></text:p>
          </table:table-cell>
          <table:table-cell office:value-type="float" office:value="325327494.22648525" table:style-name="ce24">
            <text:p><text:s/>325.327.494,23<text:s/></text:p>
          </table:table-cell>
          <table:table-cell office:value-type="float" office:value="759091604.03826714" table:style-name="ce24">
            <text:p><text:s/>759.091.604,04<text:s/></text:p>
          </table:table-cell>
          <table:table-cell office:value-type="float" office:value="221293005.18043917" table:style-name="ce24">
            <text:p><text:s/>221.293.005,18<text:s/></text:p>
          </table:table-cell>
          <table:table-cell office:value-type="float" office:value="2088083776.8814385" table:style-name="ce24">
            <text:p><text:s/>2.088.083.776,88<text:s/></text:p>
          </table:table-cell>
          <table:table-cell office:value-type="float" office:value="3167995551.9734426" table:style-name="ce24">
            <text:p><text:s/>3.167.995.551,97<text:s/></text:p>
          </table:table-cell>
          <table:table-cell office:value-type="float" office:value="255791726.32499659" table:style-name="ce24">
            <text:p><text:s/>255.791.726,32<text:s/></text:p>
          </table:table-cell>
          <table:table-cell office:value-type="float" office:value="147438382.97656271" table:style-name="ce24">
            <text:p><text:s/>147.438.382,98<text:s/></text:p>
          </table:table-cell>
          <table:table-cell office:value-type="float" office:value="49806888.983070418" table:style-name="ce24">
            <text:p><text:s/>49.806.888,98<text:s/></text:p>
          </table:table-cell>
          <table:table-cell office:value-type="float" office:value="2035877715.6647043" table:style-name="ce24">
            <text:p><text:s/>2.035.877.715,66<text:s/></text:p>
          </table:table-cell>
          <table:table-cell office:value-type="float" office:value="1746501790.0285289" table:style-name="ce24">
            <text:p><text:s/>1.746.501.790,03<text:s/></text:p>
          </table:table-cell>
          <table:table-cell office:value-type="float" office:value="174659347.84981954" table:style-name="ce24">
            <text:p><text:s/>174.659.347,85<text:s/></text:p>
          </table:table-cell>
          <table:table-cell office:value-type="float" office:value="12922816540.352955" table:style-name="ce24">
            <text:p><text:s/>12.922.816.540,35<text:s/></text:p>
          </table:table-cell>
          <table:table-cell office:value-type="float" office:value="142424888.34447572" table:style-name="ce24">
            <text:p><text:s/>142.424.888,34<text:s/></text:p>
          </table:table-cell>
          <table:table-cell office:value-type="float" office:value="34250467284.639996" table:style-name="ce25">
            <text:p><text:s/>34.250.467.284,64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24987824.80384314" table:style-name="ce20">
            <text:p><text:s/>124.987.824,80<text:s/></text:p>
          </table:table-cell>
          <table:table-cell office:value-type="float" office:value="462894781.59485012" table:style-name="ce20">
            <text:p><text:s/>462.894.781,59<text:s/></text:p>
          </table:table-cell>
          <table:table-cell office:value-type="float" office:value="1531039841.026376" table:style-name="ce20">
            <text:p><text:s/>1.531.039.841,03<text:s/></text:p>
          </table:table-cell>
          <table:table-cell office:value-type="float" office:value="110347396.42081493" table:style-name="ce20">
            <text:p><text:s/>110.347.396,42<text:s/></text:p>
          </table:table-cell>
          <table:table-cell office:value-type="float" office:value="2675029346.7639561" table:style-name="ce20">
            <text:p><text:s/>2.675.029.346,76<text:s/></text:p>
          </table:table-cell>
          <table:table-cell office:value-type="float" office:value="2010631259.9453826" table:style-name="ce20">
            <text:p><text:s/>2.010.631.259,95<text:s/></text:p>
          </table:table-cell>
          <table:table-cell office:value-type="float" office:value="9801055923.9366283" table:style-name="ce20">
            <text:p><text:s/>9.801.055.923,94<text:s/></text:p>
          </table:table-cell>
          <table:table-cell office:value-type="float" office:value="1948987456.3695467" table:style-name="ce20">
            <text:p><text:s/>1.948.987.456,37<text:s/></text:p>
          </table:table-cell>
          <table:table-cell office:value-type="float" office:value="1898146669.8972673" table:style-name="ce20">
            <text:p><text:s/>1.898.146.669,90<text:s/></text:p>
          </table:table-cell>
          <table:table-cell office:value-type="float" office:value="794523733.39125633" table:style-name="ce20">
            <text:p><text:s/>794.523.733,39<text:s/></text:p>
          </table:table-cell>
          <table:table-cell office:value-type="float" office:value="7811280396.98141" table:style-name="ce20">
            <text:p><text:s/>7.811.280.396,98<text:s/></text:p>
          </table:table-cell>
          <table:table-cell office:value-type="float" office:value="913877177.65077519" table:style-name="ce20">
            <text:p><text:s/>913.877.177,65<text:s/></text:p>
          </table:table-cell>
          <table:table-cell office:value-type="float" office:value="1301119010.035763" table:style-name="ce20">
            <text:p><text:s/>1.301.119.010,04<text:s/></text:p>
          </table:table-cell>
          <table:table-cell office:value-type="float" office:value="1197354400.4069405" table:style-name="ce20">
            <text:p><text:s/>1.197.354.400,41<text:s/></text:p>
          </table:table-cell>
          <table:table-cell office:value-type="float" office:value="670634520.0364852" table:style-name="ce20">
            <text:p><text:s/>670.634.520,04<text:s/></text:p>
          </table:table-cell>
          <table:table-cell office:value-type="float" office:value="2276214414.7782669" table:style-name="ce20">
            <text:p><text:s/>2.276.214.414,78<text:s/></text:p>
          </table:table-cell>
          <table:table-cell office:value-type="float" office:value="429802457.42043912" table:style-name="ce20">
            <text:p><text:s/>429.802.457,42<text:s/></text:p>
          </table:table-cell>
          <table:table-cell office:value-type="float" office:value="6190463386.6714382" table:style-name="ce20">
            <text:p><text:s/>6.190.463.386,67<text:s/></text:p>
          </table:table-cell>
          <table:table-cell office:value-type="float" office:value="18084557841.013443" table:style-name="ce20">
            <text:p><text:s/>18.084.557.841,01<text:s/></text:p>
          </table:table-cell>
          <table:table-cell office:value-type="float" office:value="574289747.76499653" table:style-name="ce20">
            <text:p><text:s/>574.289.747,76<text:s/></text:p>
          </table:table-cell>
          <table:table-cell office:value-type="float" office:value="312903223.5165627" table:style-name="ce20">
            <text:p><text:s/>312.903.223,52<text:s/></text:p>
          </table:table-cell>
          <table:table-cell office:value-type="float" office:value="109415256.94307041" table:style-name="ce20">
            <text:p><text:s/>109.415.256,94<text:s/></text:p>
          </table:table-cell>
          <table:table-cell office:value-type="float" office:value="5900757877.8347034" table:style-name="ce20">
            <text:p><text:s/>5.900.757.877,83<text:s/></text:p>
          </table:table-cell>
          <table:table-cell office:value-type="float" office:value="5985541536.3285294" table:style-name="ce20">
            <text:p><text:s/>5.985.541.536,33<text:s/></text:p>
          </table:table-cell>
          <table:table-cell office:value-type="float" office:value="383949797.89981955" table:style-name="ce20">
            <text:p><text:s/>383.949.797,90<text:s/></text:p>
          </table:table-cell>
          <table:table-cell office:value-type="float" office:value="43247634513.872955" table:style-name="ce20">
            <text:p><text:s/>43.247.634.513,87<text:s/></text:p>
          </table:table-cell>
          <table:table-cell office:value-type="float" office:value="274687738.58447576" table:style-name="ce20">
            <text:p><text:s/>274.687.738,58<text:s/></text:p>
          </table:table-cell>
          <table:table-cell office:value-type="float" office:value="117022127531.89001" table:style-name="ce21">
            <text:p><text:s/>117.022.127.531,89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724268.80406598316" table:style-name="ce26">
            <text:p><text:s/>724.268,80<text:s/></text:p>
          </table:table-cell>
          <table:table-cell office:value-type="float" office:value="5983388.0820112042" table:style-name="ce26">
            <text:p><text:s/>5.983.388,08<text:s/></text:p>
          </table:table-cell>
          <table:table-cell office:value-type="float" office:value="2998375.8115527332" table:style-name="ce26">
            <text:p><text:s/>2.998.375,81<text:s/></text:p>
          </table:table-cell>
          <table:table-cell office:value-type="float" office:value="760312.0236964057" table:style-name="ce26">
            <text:p><text:s/>760.312,02<text:s/></text:p>
          </table:table-cell>
          <table:table-cell office:value-type="float" office:value="8695279.7988844272" table:style-name="ce26">
            <text:p><text:s/>8.695.279,80<text:s/></text:p>
          </table:table-cell>
          <table:table-cell office:value-type="float" office:value="57342679.226537041" table:style-name="ce26">
            <text:p><text:s/>57.342.679,23<text:s/></text:p>
          </table:table-cell>
          <table:table-cell office:value-type="float" office:value="64351484.874634445" table:style-name="ce26">
            <text:p><text:s/>64.351.484,87<text:s/></text:p>
          </table:table-cell>
          <table:table-cell office:value-type="float" office:value="5713259.2749116626" table:style-name="ce26">
            <text:p><text:s/>5.713.259,27<text:s/></text:p>
          </table:table-cell>
          <table:table-cell office:value-type="float" office:value="7959105.1613486046" table:style-name="ce26">
            <text:p><text:s/>7.959.105,16<text:s/></text:p>
          </table:table-cell>
          <table:table-cell office:value-type="float" office:value="2893452.9643951626" table:style-name="ce26">
            <text:p><text:s/>2.893.452,96<text:s/></text:p>
          </table:table-cell>
          <table:table-cell office:value-type="float" office:value="32099630.224380147" table:style-name="ce26">
            <text:p><text:s/>32.099.630,22<text:s/></text:p>
          </table:table-cell>
          <table:table-cell office:value-type="float" office:value="3082557.5521020414" table:style-name="ce26">
            <text:p><text:s/>3.082.557,55<text:s/></text:p>
          </table:table-cell>
          <table:table-cell office:value-type="float" office:value="9243672.5186970159" table:style-name="ce26">
            <text:p><text:s/>9.243.672,52<text:s/></text:p>
          </table:table-cell>
          <table:table-cell office:value-type="float" office:value="4339351.393807386" table:style-name="ce26">
            <text:p><text:s/>4.339.351,39<text:s/></text:p>
          </table:table-cell>
          <table:table-cell office:value-type="float" office:value="2662596.0941553777" table:style-name="ce26">
            <text:p><text:s/>2.662.596,09<text:s/></text:p>
          </table:table-cell>
          <table:table-cell office:value-type="float" office:value="12030056.382929742" table:style-name="ce26">
            <text:p><text:s/>12.030.056,38<text:s/></text:p>
          </table:table-cell>
          <table:table-cell office:value-type="float" office:value="1491686.9216587653" table:style-name="ce26">
            <text:p><text:s/>1.491.686,92<text:s/></text:p>
          </table:table-cell>
          <table:table-cell office:value-type="float" office:value="26776736.442438066" table:style-name="ce26">
            <text:p><text:s/>26.776.736,44<text:s/></text:p>
          </table:table-cell>
          <table:table-cell office:value-type="float" office:value="2398718220.0186543" table:style-name="ce26">
            <text:p><text:s/>2.398.718.220,02<text:s/></text:p>
          </table:table-cell>
          <table:table-cell office:value-type="float" office:value="7746438.9105196279" table:style-name="ce26">
            <text:p><text:s/>7.746.438,91<text:s/></text:p>
          </table:table-cell>
          <table:table-cell office:value-type="float" office:value="1163833.7446261996" table:style-name="ce26">
            <text:p><text:s/>1.163.833,74<text:s/></text:p>
          </table:table-cell>
          <table:table-cell office:value-type="float" office:value="322166.73860897787" table:style-name="ce26">
            <text:p><text:s/>322.166,74<text:s/></text:p>
          </table:table-cell>
          <table:table-cell office:value-type="float" office:value="20282969.281150084" table:style-name="ce26">
            <text:p><text:s/>20.282.969,28<text:s/></text:p>
          </table:table-cell>
          <table:table-cell office:value-type="float" office:value="17439424.354622889" table:style-name="ce26">
            <text:p><text:s/>17.439.424,35<text:s/></text:p>
          </table:table-cell>
          <table:table-cell office:value-type="float" office:value="2376475.7074188986" table:style-name="ce26">
            <text:p><text:s/>2.376.475,71<text:s/></text:p>
          </table:table-cell>
          <table:table-cell office:value-type="float" office:value="104493476.5247758" table:style-name="ce26">
            <text:p><text:s/>104.493.476,52<text:s/></text:p>
          </table:table-cell>
          <table:table-cell office:value-type="float" office:value="1336402.5574169445" table:style-name="ce26">
            <text:p><text:s/>1.336.402,56<text:s/></text:p>
          </table:table-cell>
          <table:table-cell office:value-type="float" office:value="2803027301.3899999" table:style-name="ce27">
            <text:p><text:s/>2.803.027.301,39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25712093.60790913" table:style-name="ce20">
            <text:p><text:s/>125.712.093,61<text:s/></text:p>
          </table:table-cell>
          <table:table-cell office:value-type="float" office:value="468878169.67686135" table:style-name="ce20">
            <text:p><text:s/>468.878.169,68<text:s/></text:p>
          </table:table-cell>
          <table:table-cell office:value-type="float" office:value="1534038216.8379288" table:style-name="ce20">
            <text:p><text:s/>1.534.038.216,84<text:s/></text:p>
          </table:table-cell>
          <table:table-cell office:value-type="float" office:value="111107708.44451134" table:style-name="ce20">
            <text:p><text:s/>111.107.708,44<text:s/></text:p>
          </table:table-cell>
          <table:table-cell office:value-type="float" office:value="2683724626.5628405" table:style-name="ce20">
            <text:p><text:s/>2.683.724.626,56<text:s/></text:p>
          </table:table-cell>
          <table:table-cell office:value-type="float" office:value="2067973939.1719196" table:style-name="ce20">
            <text:p><text:s/>2.067.973.939,17<text:s/></text:p>
          </table:table-cell>
          <table:table-cell office:value-type="float" office:value="9865407408.8112621" table:style-name="ce20">
            <text:p><text:s/>9.865.407.408,81<text:s/></text:p>
          </table:table-cell>
          <table:table-cell office:value-type="float" office:value="1954700715.6444583" table:style-name="ce20">
            <text:p><text:s/>1.954.700.715,64<text:s/></text:p>
          </table:table-cell>
          <table:table-cell office:value-type="float" office:value="1906105775.0586159" table:style-name="ce20">
            <text:p><text:s/>1.906.105.775,06<text:s/></text:p>
          </table:table-cell>
          <table:table-cell office:value-type="float" office:value="797417186.3556515" table:style-name="ce20">
            <text:p><text:s/>797.417.186,36<text:s/></text:p>
          </table:table-cell>
          <table:table-cell office:value-type="float" office:value="7843380027.2057905" table:style-name="ce20">
            <text:p><text:s/>7.843.380.027,21<text:s/></text:p>
          </table:table-cell>
          <table:table-cell office:value-type="float" office:value="916959735.20287728" table:style-name="ce20">
            <text:p><text:s/>916.959.735,20<text:s/></text:p>
          </table:table-cell>
          <table:table-cell office:value-type="float" office:value="1310362682.55446" table:style-name="ce20">
            <text:p><text:s/>1.310.362.682,55<text:s/></text:p>
          </table:table-cell>
          <table:table-cell office:value-type="float" office:value="1201693751.8007479" table:style-name="ce20">
            <text:p><text:s/>1.201.693.751,80<text:s/></text:p>
          </table:table-cell>
          <table:table-cell office:value-type="float" office:value="673297116.13064063" table:style-name="ce20">
            <text:p><text:s/>673.297.116,13<text:s/></text:p>
          </table:table-cell>
          <table:table-cell office:value-type="float" office:value="2288244471.1611967" table:style-name="ce20">
            <text:p><text:s/>2.288.244.471,16<text:s/></text:p>
          </table:table-cell>
          <table:table-cell office:value-type="float" office:value="431294144.34209788" table:style-name="ce20">
            <text:p><text:s/>431.294.144,34<text:s/></text:p>
          </table:table-cell>
          <table:table-cell office:value-type="float" office:value="6217240123.1138763" table:style-name="ce20">
            <text:p><text:s/>6.217.240.123,11<text:s/></text:p>
          </table:table-cell>
          <table:table-cell office:value-type="float" office:value="20483276061.032097" table:style-name="ce20">
            <text:p><text:s/>20.483.276.061,03<text:s/></text:p>
          </table:table-cell>
          <table:table-cell office:value-type="float" office:value="582036186.67551613" table:style-name="ce20">
            <text:p><text:s/>582.036.186,68<text:s/></text:p>
          </table:table-cell>
          <table:table-cell office:value-type="float" office:value="314067057.26118892" table:style-name="ce20">
            <text:p><text:s/>314.067.057,26<text:s/></text:p>
          </table:table-cell>
          <table:table-cell office:value-type="float" office:value="109737423.68167938" table:style-name="ce20">
            <text:p><text:s/>109.737.423,68<text:s/></text:p>
          </table:table-cell>
          <table:table-cell office:value-type="float" office:value="5921040847.1158533" table:style-name="ce20">
            <text:p><text:s/>5.921.040.847,12<text:s/></text:p>
          </table:table-cell>
          <table:table-cell office:value-type="float" office:value="6002980960.6831522" table:style-name="ce20">
            <text:p><text:s/>6.002.980.960,68<text:s/></text:p>
          </table:table-cell>
          <table:table-cell office:value-type="float" office:value="386326273.60723847" table:style-name="ce20">
            <text:p><text:s/>386.326.273,61<text:s/></text:p>
          </table:table-cell>
          <table:table-cell office:value-type="float" office:value="43352127990.397728" table:style-name="ce20">
            <text:p><text:s/>43.352.127.990,40<text:s/></text:p>
          </table:table-cell>
          <table:table-cell office:value-type="float" office:value="276024141.14189267" table:style-name="ce20">
            <text:p><text:s/>276.024.141,14<text:s/></text:p>
          </table:table-cell>
          <table:table-cell office:value-type="float" office:value="119825154833.28001" table:style-name="ce21">
            <text:p><text:s/>119.825.154.833,28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ário Vieira Cunha</meta:initial-creator>
    <dc:creator>Mario Vieira Cunha</dc:creator>
    <meta:creation-date>2004-03-11T18:47:37Z</meta:creation-date>
    <dc:date>2020-10-14T13:25:51Z</dc:date>
    <meta:print-date>2011-05-12T16:46:54Z</meta:print-date>
    <meta:editing-cycles>43</meta:editing-cycles>
    <meta:editing-duration>PT4521S</meta:editing-duration>
  </office:meta>
</office:document-meta>
</file>